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4" manifest:media-type="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Wingdings" svg:font-family="Wingdings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6" svg:font-family="'Bitstream Vera Sans'" style:font-pitch="variable"/>
    <style:font-face style:name="OpenSymbol2" svg:font-family="OpenSymbol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Gras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.007cm" table:align="left"/>
    </style:style>
    <style:style style:name="Tableau1.A" style:family="table-column">
      <style:table-column-properties style:column-width="1.207cm"/>
    </style:style>
    <style:style style:name="Tableau1.B" style:family="table-column">
      <style:table-column-properties style:column-width="0.801cm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fo:background-color="transparent" fo:padding="0.097cm" fo:border="0.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Standard">
      <style:text-properties officeooo:paragraph-rsid="00329769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8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9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text-properties officeooo:rsid="00178920" officeooo:paragraph-rsid="00178920"/>
    </style:style>
    <style:style style:name="P19" style:family="paragraph" style:parent-style-name="Footer">
      <style:text-properties officeooo:paragraph-rsid="005b7f6f"/>
    </style:style>
    <style:style style:name="P20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_5f_En-tête">
      <style:text-properties fo:font-variant="normal" fo:text-transform="none" fo:color="#d7e12c" style:font-name="Bitstream Vera Sans2" fo:font-size="15pt" fo:font-style="normal" fo:text-shadow="none" fo:font-weight="bold" officeooo:rsid="001840c9" officeooo:paragraph-rsid="0035774d" style:font-size-asian="15pt" style:font-style-asian="normal" style:font-size-complex="15pt" style:font-style-complex="normal"/>
    </style:style>
    <style:style style:name="P2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7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2" fo:font-size="10pt" officeooo:paragraph-rsid="00290c92" style:font-size-asian="10pt" style:font-size-complex="10pt"/>
    </style:style>
    <style:style style:name="P28" style:family="paragraph" style:parent-style-name="Cours_5f_definition_5f_titre">
      <style:paragraph-properties fo:margin-top="0.101cm" fo:margin-bottom="0cm" loext:contextual-spacing="false"/>
      <style:text-properties fo:color="#000000" style:font-name="Bitstream Vera Sans2" fo:font-size="9pt" fo:font-style="normal" fo:font-weight="normal" officeooo:paragraph-rsid="001b060a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style:paragraph-properties fo:margin-top="0.101cm" fo:margin-bottom="0cm" loext:contextual-spacing="false"/>
      <style:text-properties officeooo:paragraph-rsid="001a795e"/>
    </style:style>
    <style:style style:name="P30" style:family="paragraph" style:parent-style-name="Standard">
      <style:paragraph-properties fo:margin-top="0.101cm" fo:margin-bottom="0cm" loext:contextual-spacing="false" style:shadow="none"/>
      <style:text-properties style:font-name="Bitstream Vera Sans6" fo:font-size="10pt" fo:font-style="italic" officeooo:rsid="000a2643" officeooo:paragraph-rsid="004c7b3e" style:font-size-asian="10pt" style:font-style-asian="italic" style:font-size-complex="10pt" style:font-style-complex="italic"/>
    </style:style>
    <style:style style:name="P31" style:family="paragraph" style:parent-style-name="Standard">
      <style:paragraph-properties fo:margin-top="0cm" fo:margin-bottom="0.101cm" loext:contextual-spacing="false"/>
      <style:text-properties officeooo:paragraph-rsid="001a795e"/>
    </style:style>
    <style:style style:name="P32" style:family="paragraph" style:parent-style-name="_5f_Paragraphe_20_livret_20_">
      <style:paragraph-properties fo:margin-top="0.3cm" fo:margin-bottom="0cm" loext:contextual-spacing="false"/>
    </style:style>
    <style:style style:name="P33" style:family="paragraph" style:parent-style-name="_5f_Paragraphe_20_livret_20_réponse_20_pointillé">
      <style:paragraph-properties fo:margin-top="0.049cm" fo:margin-bottom="0cm" loext:contextual-spacing="false">
        <style:tab-stops>
          <style:tab-stop style:position="9.14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P34" style:family="paragraph" style:parent-style-name="_5f_Paragraphe_20_livret_20_réponse_20_pointillé">
      <style:paragraph-properties fo:margin-top="0.049cm" fo:margin-bottom="0cm" loext:contextual-spacing="false">
        <style:tab-stops>
          <style:tab-stop style:position="9.14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officeooo:paragraph-rsid="005808b0"/>
    </style:style>
    <style:style style:name="P35" style:family="paragraph" style:parent-style-name="_5f_Paragraphe_20_livret_20_réponse_20_pointillé">
      <style:paragraph-properties fo:margin-top="0.049cm" fo:margin-bottom="0cm" loext:contextual-spacing="false">
        <style:tab-stops>
          <style:tab-stop style:position="9.188cm" style:type="right" style:leader-style="dotted" style:leader-text="."/>
          <style:tab-stop style:position="9.308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P36" style:family="paragraph" style:parent-style-name="_5f_Paragraphe_20_livret_20_">
      <style:paragraph-properties fo:margin-top="0.03cm" fo:margin-bottom="0cm" loext:contextual-spacing="false" fo:text-align="start" style:justify-single-word="false"/>
      <style:text-properties officeooo:paragraph-rsid="006195de"/>
    </style:style>
    <style:style style:name="P37" style:family="paragraph" style:parent-style-name="FILET_5f_POINTILLES" style:list-style-name="_5f_Numérotation_20_des_20_exercices_20_livrets"/>
    <style:style style:name="P38" style:family="paragraph" style:parent-style-name="FILET_5f_POINTILLES" style:list-style-name="_5f_Numérotation_20_des_20_exercices_20_livrets">
      <style:text-properties officeooo:paragraph-rsid="0069be03"/>
    </style:style>
    <style:style style:name="P39" style:family="paragraph" style:parent-style-name="FILET_5f_POINTILLES" style:list-style-name="Num_5f_Exo"/>
    <style:style style:name="P40" style:family="paragraph" style:parent-style-name="FILET_5f_POINTILLES" style:list-style-name="Num_5f_Exo">
      <style:paragraph-properties style:line-height-at-least="0.801cm"/>
    </style:style>
    <style:style style:name="P41" style:family="paragraph" style:parent-style-name="FILET_5f_POINTILLES" style:list-style-name="liste_5f_abc">
      <style:paragraph-properties style:line-height-at-least="0.801cm"/>
    </style:style>
    <style:style style:name="P42" style:family="paragraph" style:parent-style-name="FILET_5f_POINTILLES" style:list-style-name="liste_5f_abc">
      <style:paragraph-properties style:line-height-at-least="0.801cm"/>
      <style:text-properties officeooo:paragraph-rsid="0069be03"/>
    </style:style>
    <style:style style:name="P43" style:family="paragraph" style:parent-style-name="FILET_5f_POINTILLES" style:list-style-name="liste_5f_abc"/>
    <style:style style:name="P44" style:family="paragraph" style:parent-style-name="Standard" style:list-style-name="_5f_Numérotation_20_des_20_exercices_20_livrets">
      <style:paragraph-properties fo:margin-left="0cm" fo:margin-right="0cm" fo:margin-top="0.049cm" fo:margin-bottom="0.049cm" loext:contextual-spacing="false" fo:text-indent="0cm" style:auto-text-indent="false" style:shadow="none"/>
      <style:text-properties fo:color="#cc0000" style:font-name="Bitstream Vera Sans2" fo:font-size="10pt" fo:font-style="normal" fo:font-weight="bold" officeooo:rsid="00210672" officeooo:paragraph-rsid="006a7125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Standard" style:list-style-name="Num_5f_Exo">
      <style:paragraph-properties fo:margin-top="0.101cm" fo:margin-bottom="0cm" loext:contextual-spacing="false"/>
      <style:text-properties officeooo:paragraph-rsid="004c7b3e"/>
    </style:style>
    <style:style style:name="P46" style:family="paragraph" style:parent-style-name="Table_20_Contents" style:list-style-name="Num_5f_Exo">
      <style:paragraph-properties fo:margin-top="0.101cm" fo:margin-bottom="0.101cm" loext:contextual-spacing="false" fo:text-align="justify" style:justify-single-word="false"/>
      <style:text-properties style:font-name="Bitstream Vera Sans6" fo:font-size="9pt" officeooo:rsid="00086541" officeooo:paragraph-rsid="004c7b3e" style:font-size-asian="9pt" style:font-size-complex="9pt"/>
    </style:style>
    <style:style style:name="P47" style:family="paragraph" style:parent-style-name="Table_20_Contents" style:list-style-name="Num_5f_Exo">
      <style:paragraph-properties fo:margin-top="0.101cm" fo:margin-bottom="0.101cm" loext:contextual-spacing="false" fo:text-align="justify" style:justify-single-word="false"/>
      <style:text-properties fo:color="#c74028" style:font-name="Bitstream Vera Sans6" fo:font-size="9pt" fo:font-weight="bold" officeooo:rsid="00086541" officeooo:paragraph-rsid="004c7b3e" style:font-size-asian="9pt" style:font-weight-asian="bold" style:font-size-complex="9pt" style:font-weight-complex="bold"/>
    </style:style>
    <style:style style:name="P48" style:family="paragraph" style:parent-style-name="Table_20_Contents" style:list-style-name="Num_5f_Exo">
      <style:paragraph-properties fo:margin-top="0.101cm" fo:margin-bottom="0.101cm" loext:contextual-spacing="false" fo:text-align="justify" style:justify-single-word="false"/>
      <style:text-properties fo:color="#1ca2b8" style:font-name="Bitstream Vera Sans6" fo:font-size="9pt" fo:font-weight="bold" officeooo:rsid="00086541" officeooo:paragraph-rsid="004c7b3e" style:font-size-asian="9pt" style:font-weight-asian="bold" style:font-size-complex="9pt" style:font-weight-complex="bold"/>
    </style:style>
    <style:style style:name="P49" style:family="paragraph" style:parent-style-name="Table_20_Contents" style:list-style-name="Num_5f_Exo">
      <style:paragraph-properties fo:margin-top="0.101cm" fo:margin-bottom="0.101cm" loext:contextual-spacing="false" fo:text-align="justify" style:justify-single-word="false"/>
      <style:text-properties fo:color="#7fb241" style:font-name="Bitstream Vera Sans6" fo:font-size="9pt" fo:font-weight="bold" officeooo:rsid="00086541" officeooo:paragraph-rsid="004c7b3e" style:font-size-asian="9pt" style:font-weight-asian="bold" style:font-size-complex="9pt" style:font-weight-complex="bold"/>
    </style:style>
    <style:style style:name="P50" style:family="paragraph" style:parent-style-name="_5f_Paragraphe_20_livret_20_" style:list-style-name="Num_5f_Exo">
      <style:text-properties officeooo:paragraph-rsid="005e816d"/>
    </style:style>
    <style:style style:name="P51" style:family="paragraph" style:parent-style-name="_5f_Paragraphe_20_livret_20_" style:list-style-name="Num_5f_Exo">
      <style:paragraph-properties fo:margin-top="0.101cm" fo:margin-bottom="0.199cm" loext:contextual-spacing="false"/>
    </style:style>
    <style:style style:name="P52" style:family="paragraph" style:parent-style-name="_5f_Paragraphe_20_livret_20_" style:list-style-name="Num_5f_Exo">
      <style:paragraph-properties fo:margin-top="0cm" fo:margin-bottom="0.199cm" loext:contextual-spacing="false" fo:text-align="center" style:justify-single-word="false"/>
      <style:text-properties officeooo:paragraph-rsid="004ef359"/>
    </style:style>
    <style:style style:name="P53" style:family="paragraph" style:parent-style-name="_5f_Paragraphe_20_livret_20_" style:list-style-name="Num_5f_Exo">
      <style:paragraph-properties fo:margin-top="0.101cm" fo:margin-bottom="0cm" loext:contextual-spacing="false"/>
    </style:style>
    <style:style style:name="P54" style:family="paragraph" style:parent-style-name="_5f_Paragraphe_20_livret_20_" style:list-style-name="liste_5f_abc">
      <style:paragraph-properties fo:margin-top="0.3cm" fo:margin-bottom="0.101cm" loext:contextual-spacing="false"/>
    </style:style>
    <style:style style:name="P55" style:family="paragraph" style:parent-style-name="_5f_Paragraphe_20_livret_20_" style:list-style-name="liste_5f_abc">
      <style:paragraph-properties fo:margin-top="0.3cm" fo:margin-bottom="0.101cm" loext:contextual-spacing="false"/>
      <style:text-properties officeooo:paragraph-rsid="005c956f"/>
    </style:style>
    <style:style style:name="P56" style:family="paragraph" style:parent-style-name="_5f_Paragraphe_20_livret_20_réponse_20_pointillé" style:list-style-name="liste_5f_abc">
      <style:paragraph-properties>
        <style:tab-stops>
          <style:tab-stop style:position="9.093cm" style:type="right" style:leader-style="dotted" style:leader-text="."/>
          <style:tab-stop style:position="9.14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P57" style:family="paragraph" style:parent-style-name="_5f_Paragraphe_20_livret_20_réponse_20_pointillé" style:list-style-name="liste_5f_abc">
      <style:paragraph-properties fo:margin-top="0.049cm" fo:margin-bottom="0cm" loext:contextual-spacing="false">
        <style:tab-stops>
          <style:tab-stop style:position="9.14cm" style:type="right" style:leader-style="dotted" style:leader-text="."/>
          <style:tab-stop style:position="9.308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officeooo:paragraph-rsid="005808b0"/>
    </style:style>
    <style:style style:name="P58" style:family="paragraph" style:parent-style-name="_5f_Paragraphe_20_livret_20_réponse_20_pointillé" style:list-style-name="liste_5f_abc">
      <style:paragraph-properties fo:margin-top="0.049cm" fo:margin-bottom="0cm" loext:contextual-spacing="false">
        <style:tab-stops>
          <style:tab-stop style:position="9.14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P59" style:family="paragraph" style:parent-style-name="_5f_Paragraphe_20_livret_20_réponse_20_pointillé" style:list-style-name="liste_5f_abc">
      <style:paragraph-properties fo:margin-top="0.049cm" fo:margin-bottom="0cm" loext:contextual-spacing="false">
        <style:tab-stops>
          <style:tab-stop style:position="9.14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officeooo:paragraph-rsid="005808b0"/>
    </style:style>
    <style:style style:name="P60" style:family="paragraph" style:parent-style-name="_5f_Paragraphe_20_livret_20_réponse_20_pointillé" style:list-style-name="liste_5f_abc">
      <style:paragraph-properties fo:margin-top="0.049cm" fo:margin-bottom="0cm" loext:contextual-spacing="false">
        <style:tab-stops>
          <style:tab-stop style:position="9.14cm" style:type="right" style:leader-style="dotted" style:leader-text="."/>
          <style:tab-stop style:position="9.405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officeooo:paragraph-rsid="005e816d"/>
    </style:style>
    <style:style style:name="P61" style:family="paragraph" style:parent-style-name="_5f_Paragraphe_20_livret_20_réponse_20_pointillé" style:list-style-name="liste_5f_abc">
      <style:paragraph-properties fo:margin-top="0.049cm" fo:margin-bottom="0cm" loext:contextual-spacing="false">
        <style:tab-stops>
          <style:tab-stop style:position="9.308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officeooo:paragraph-rsid="005808b0"/>
    </style:style>
    <style:style style:name="P62" style:family="paragraph" style:parent-style-name="_5f_Paragraphe_20_livret_20_réponse_20_pointillé" style:list-style-name="liste_5f_abc">
      <style:paragraph-properties fo:margin-top="0.049cm" fo:margin-bottom="0cm" loext:contextual-spacing="false">
        <style:tab-stops>
          <style:tab-stop style:position="9.308cm" style:type="right" style:leader-style="dotted" style:leader-text="."/>
          <style:tab-stop style:position="9.405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officeooo:paragraph-rsid="005808b0"/>
    </style:style>
    <style:style style:name="P63" style:family="paragraph" style:parent-style-name="_5f_Pied_20_de_20_page" style:list-style-name="">
      <style:paragraph-properties fo:text-align="end" style:justify-single-word="false"/>
    </style:style>
    <style:style style:name="P64" style:family="paragraph" style:parent-style-name="_5f_Pied_20_de_20_page">
      <style:paragraph-properties fo:text-align="end" style:justify-single-word="false"/>
    </style:style>
    <style:style style:name="P65" style:family="paragraph" style:parent-style-name="_5f_Pied_20_de_20_page" style:list-style-name=""/>
    <style:style style:name="P6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7" style:family="paragraph" style:parent-style-name="_5f_Titre_20_d_27_exercices_20_livret_20_sans_20_titre" style:list-style-name="Num_5f_Exo">
      <style:text-properties officeooo:paragraph-rsid="005808b0"/>
    </style:style>
    <style:style style:name="P68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loext:contextual-spacing="false" style:page-number="38" fo:break-before="auto" fo:break-after="auto" style:shadow="none"/>
      <style:text-properties style:font-name="Bitstream Vera Sans2" fo:font-size="10pt" fo:font-style="normal" fo:font-weight="bold" officeooo:paragraph-rsid="004c7b3e" style:font-size-asian="10pt" style:font-style-asian="normal" style:font-weight-asian="bold" style:font-size-complex="10pt" style:font-style-complex="normal" style:font-weight-complex="bold"/>
    </style:style>
    <style:style style:name="P69" style:family="paragraph" style:parent-style-name="_5f_Titre_20_d_27_exercices_20_livret_20_sans_20_titre" style:list-style-name="Num_5f_Exo">
      <style:paragraph-properties fo:margin-top="0cm" fo:margin-bottom="0.199cm" loext:contextual-spacing="false" style:shadow="none"/>
      <style:text-properties officeooo:paragraph-rsid="004c7b3e"/>
    </style:style>
    <style:style style:name="P70" style:family="paragraph" style:parent-style-name="_5f_Titre_20_d_27_exercices_20_livret_20_sans_20_titre" style:list-style-name="Num_5f_Exo">
      <style:paragraph-properties fo:margin-top="0.229cm" fo:margin-bottom="0.199cm" loext:contextual-spacing="false"/>
      <style:text-properties officeooo:paragraph-rsid="005c956f"/>
    </style:style>
    <style:style style:name="P71" style:family="paragraph" style:parent-style-name="_5f_Titre_20_d_27_exercices_20_livret_20_sans_20_titre" style:list-style-name="Num_5f_Exo">
      <style:paragraph-properties fo:margin-top="0.6cm" fo:margin-bottom="0cm" loext:contextual-spacing="false"/>
    </style:style>
    <style:style style:name="P72" style:family="paragraph" style:parent-style-name="_5f_Titre_20_d_27_exercices_20_livret_20_sans_20_titre" style:list-style-name="Num_5f_Exo">
      <style:paragraph-properties fo:margin-top="0.6cm" fo:margin-bottom="0.199cm" loext:contextual-spacing="false"/>
      <style:text-properties officeooo:paragraph-rsid="005c956f"/>
    </style:style>
    <style:style style:name="P73" style:family="paragraph" style:parent-style-name="_5f_Titre_20_d_27_exercices_20_livret_20_sans_20_titre" style:list-style-name="Num_5f_Exo">
      <style:paragraph-properties fo:margin-top="0.6cm" fo:margin-bottom="0.199cm" loext:contextual-spacing="false"/>
      <style:text-properties officeooo:paragraph-rsid="0058d7df"/>
    </style:style>
    <style:style style:name="P74" style:family="paragraph">
      <style:paragraph-properties fo:margin-top="0cm" fo:margin-bottom="0.199cm" fo:text-align="center" style:writing-mode="lr-tb"/>
    </style:style>
    <style:style style:name="P75" style:family="paragraph">
      <loext:graphic-properties draw:fill-color="#d3802b"/>
      <style:paragraph-properties fo:margin-top="0cm" fo:margin-bottom="0.199cm" fo:text-align="center" style:writing-mode="lr-tb"/>
      <style:text-properties fo:color="#ffffff" style:font-name="Bitstream Vera Sans2" fo:font-size="11pt" fo:font-weight="bold" style:font-size-asian="11pt" style:font-weight-asian="bold" style:font-size-complex="11pt" style:font-weight-complex="bold"/>
    </style:style>
    <style:style style:name="P76" style:family="paragraph">
      <style:paragraph-properties fo:text-align="center"/>
    </style:style>
    <style:style style:name="P7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none" draw:fill-color="#ffffff"/>
      <style:paragraph-properties fo:text-align="center"/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P79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35774d"/>
    </style:style>
    <style:style style:name="T6" style:family="text">
      <style:text-properties officeooo:rsid="001bf25b"/>
    </style:style>
    <style:style style:name="T7" style:family="text">
      <style:text-properties fo:text-transform="uppercase" fo:color="#808080" style:font-name="Bitstream Vera Sans" fo:font-size="9pt" officeooo:rsid="001bf25b" fo:background-color="transparent" loext:char-shading-value="0"/>
    </style:style>
    <style:style style:name="T8" style:family="text">
      <style:text-properties fo:color="#000000"/>
    </style:style>
    <style:style style:name="T9" style:family="text">
      <style:text-properties fo:color="#000000" style:font-name="Bitstream Vera Sans2" fo:font-size="10pt" fo:font-style="normal" style:text-underline-style="none" fo:font-weight="normal" officeooo:rsid="002cc9f0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0" style:family="text">
      <style:text-properties fo:color="#000000" style:font-name="Bitstream Vera Sans2" fo:font-size="10pt" fo:font-style="normal" style:text-underline-style="none" fo:font-weight="normal" officeooo:rsid="002ee9b2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1" style:family="text">
      <style:text-properties fo:color="#000000" style:font-name="Bitstream Vera Sans2" fo:font-size="10pt" fo:font-style="normal" style:text-underline-style="none" fo:font-weight="normal" officeooo:rsid="000a2643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2" style:family="text">
      <style:text-properties fo:color="#000000" style:font-name="Bitstream Vera Sans2" fo:font-size="10pt" fo:font-style="normal" style:text-underline-style="none" fo:font-weight="normal" officeooo:rsid="002cc9f0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99%"/>
    </style:style>
    <style:style style:name="T13" style:family="text">
      <style:text-properties fo:color="#000000" style:font-name="Bitstream Vera Sans2" fo:font-size="10pt" fo:font-style="normal" style:text-underline-style="none" fo:font-weight="normal" officeooo:rsid="002ee9b2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99%"/>
    </style:style>
    <style:style style:name="T14" style:family="text">
      <style:text-properties fo:color="#000000" style:font-name="Bitstream Vera Sans2" fo:font-size="10pt" fo:font-style="normal" style:text-underline-style="none" fo:font-weight="normal" officeooo:rsid="004c7b3e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99%"/>
    </style:style>
    <style:style style:name="T15" style:family="text">
      <style:text-properties fo:color="#000000" style:font-name="Bitstream Vera Sans2" fo:font-size="10pt" fo:font-style="normal" style:text-underline-style="none" fo:font-weight="normal" officeooo:rsid="004c7b3e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6" style:family="text">
      <style:text-properties fo:color="#000000" style:font-name="Bitstream Vera Sans2" fo:font-size="10pt" fo:font-style="normal" style:text-underline-style="none" fo:font-weight="normal" officeooo:rsid="006b2248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7" style:family="text">
      <style:text-properties fo:color="#000000" style:font-name="Bitstream Vera Sans2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color="#000000" style:font-name="Bitstream Vera Sans2" fo:font-size="10pt" fo:font-style="normal" style:text-underline-style="none" fo:font-weight="normal" officeooo:rsid="01bd7a40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color="#000000" style:font-name="Bitstream Vera Sans2" fo:font-size="10pt" fo:font-style="normal" style:text-underline-style="none" fo:font-weight="normal" officeooo:rsid="004c7b3e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color="#000000" style:text-position="0% 100%" style:font-name="Bitstream Vera Sans2" fo:font-size="10pt" fo:font-style="normal" style:text-underline-style="none" fo:font-weight="normal" officeooo:rsid="002ee9b2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1" style:family="text">
      <style:text-properties fo:color="#000000" style:text-position="0% 100%" style:font-name="Bitstream Vera Sans2" fo:font-size="10pt" fo:font-style="normal" style:text-underline-style="none" fo:font-weight="normal" officeooo:rsid="004ce91a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2" style:family="text">
      <style:text-properties fo:color="#000000" style:text-position="0% 100%" style:font-name="Bitstream Vera Sans2" fo:font-size="10pt" fo:font-style="normal" fo:font-weight="normal" officeooo:rsid="0050b2f9" style:font-name-asian="OpenSymbol" style:font-style-asian="normal" style:font-name-complex="OpenSymbol" style:font-style-complex="normal"/>
    </style:style>
    <style:style style:name="T23" style:family="text">
      <style:text-properties fo:color="#000000" style:text-position="0% 100%" style:text-underline-style="none" fo:font-weight="normal" officeooo:rsid="002ee9b2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fo:color="#000000" style:text-position="0% 100%" style:font-name="OpenSymbol2" fo:font-size="10pt" fo:font-style="normal" style:text-underline-style="none" fo:font-weight="normal" officeooo:rsid="002ee9b2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5" style:family="text">
      <style:text-properties fo:color="#000000" fo:font-size="10pt" fo:font-style="normal" style:text-underline-style="none" fo:font-weight="normal" officeooo:rsid="002ee9b2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6" style:family="text">
      <style:text-properties fo:color="#000000" style:font-name="Bitstream Vera Sans6" fo:font-size="10pt" fo:font-style="normal" fo:font-weight="normal" officeooo:rsid="005808b0" style:font-name-asian="Bitstream Vera Sans3" style:font-size-asian="10pt" style:font-style-asian="normal" style:font-name-complex="Bitstream Vera Sans3" style:font-size-complex="10pt" style:font-style-complex="normal"/>
    </style:style>
    <style:style style:name="T27" style:family="text">
      <style:text-properties fo:color="#000000" style:font-name="Bitstream Vera Sans6" fo:font-size="10pt" fo:font-style="normal" fo:font-weight="normal" officeooo:rsid="00086541" style:font-size-asian="10pt" style:font-style-asian="normal" style:font-size-complex="10pt" style:font-style-complex="normal"/>
    </style:style>
    <style:style style:name="T28" style:family="text">
      <style:text-properties fo:color="#000000" style:font-name="Bitstream Vera Sans6" fo:font-size="10pt" fo:font-style="normal" fo:font-weight="normal" officeooo:rsid="004c7b3e" style:font-size-asian="10pt" style:font-style-asian="normal" style:font-size-complex="10pt" style:font-style-complex="normal"/>
    </style:style>
    <style:style style:name="T29" style:family="text">
      <style:text-properties fo:color="#000000" style:font-name="Bitstream Vera Sans6" fo:font-size="10pt" fo:font-style="normal" officeooo:rsid="000a2643" style:font-size-asian="10pt" style:font-style-asian="normal" style:font-size-complex="10pt" style:font-style-complex="normal"/>
    </style:style>
    <style:style style:name="T30" style:family="text">
      <style:text-properties fo:color="#000000" style:font-name="Bitstream Vera Sans6" fo:font-size="10pt" fo:letter-spacing="-0.007cm" fo:font-style="normal" fo:font-weight="normal" officeooo:rsid="0010a71d" style:font-name-asian="Bitstream Vera Sans3" style:font-size-asian="10pt" style:font-style-asian="normal" style:font-name-complex="Bitstream Vera Sans3" style:font-size-complex="10pt" style:font-style-complex="normal"/>
    </style:style>
    <style:style style:name="T31" style:family="text">
      <style:text-properties fo:color="#000000" style:font-name="Bitstream Vera Sans6" fo:font-size="10pt" fo:letter-spacing="-0.007cm" fo:font-style="normal" fo:font-weight="normal" officeooo:rsid="003b19bd" style:font-name-asian="Bitstream Vera Sans3" style:font-size-asian="10pt" style:font-style-asian="normal" style:font-name-complex="Bitstream Vera Sans3" style:font-size-complex="10pt" style:font-style-complex="normal"/>
    </style:style>
    <style:style style:name="T32" style:family="text">
      <style:text-properties fo:color="#000000" style:font-name="Bitstream Vera Sans6" fo:font-size="10pt" fo:letter-spacing="-0.007cm" fo:font-style="normal" fo:font-weight="normal" officeooo:rsid="0050b2f9" style:font-name-asian="Bitstream Vera Sans3" style:font-size-asian="10pt" style:font-style-asian="normal" style:font-name-complex="Bitstream Vera Sans3" style:font-size-complex="10pt" style:font-style-complex="normal"/>
    </style:style>
    <style:style style:name="T33" style:family="text">
      <style:text-properties fo:color="#000000" style:text-underline-style="none" fo:font-weight="normal" officeooo:rsid="002cc9f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color="#000000" style:text-underline-style="none" fo:font-weight="normal" officeooo:rsid="002cc9f0" fo:background-color="transparent" loext:char-shading-value="0" style:font-size-asian="10pt" style:font-style-asian="normal" style:font-weight-asian="normal" style:font-size-complex="10pt" style:font-style-complex="normal" style:font-weight-complex="normal" style:text-scale="99%"/>
    </style:style>
    <style:style style:name="T35" style:family="text">
      <style:text-properties fo:color="#000000" style:font-name="OpenSymbol" fo:font-size="10pt" fo:font-style="normal" style:text-underline-style="none" fo:font-weight="normal" officeooo:rsid="002ee9b2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36" style:family="text">
      <style:text-properties fo:color="#000000" style:font-name="OpenSymbol" fo:font-size="10pt" fo:font-style="normal" style:text-underline-style="none" fo:font-weight="normal" officeooo:rsid="002ee9b2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99%"/>
    </style:style>
    <style:style style:name="T37" style:family="text">
      <style:text-properties fo:color="#000000" style:font-name="Wingdings" fo:font-size="9pt" fo:font-style="normal" style:text-underline-style="none" fo:font-weight="normal" officeooo:rsid="00329769" fo:background-color="transparent" loext:char-shading-value="0" style:font-name-asian="OpenSymbol" style:font-size-asian="9pt" style:font-style-asian="normal" style:font-weight-asian="normal" style:font-name-complex="OpenSymbol" style:font-size-complex="9pt" style:font-style-complex="normal" style:font-weight-complex="normal" style:text-scale="99%"/>
    </style:style>
    <style:style style:name="T38" style:family="text">
      <style:text-properties fo:color="#000000" style:text-position="super 58%" style:font-name="Bitstream Vera Sans2" fo:font-size="10pt" fo:font-style="normal" style:text-underline-style="none" fo:font-weight="normal" officeooo:rsid="002ee9b2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39" style:family="text">
      <style:text-properties fo:color="#000000" style:font-name="Bitstream Vera Sans5" fo:font-size="10pt" fo:font-style="normal" style:text-underline-style="none" fo:font-weight="normal" officeooo:rsid="002ee9b2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40" style:family="text">
      <style:text-properties fo:color="#000000" style:font-name="Bitstream Vera Sans5" fo:font-size="10pt" fo:font-style="normal" style:text-underline-style="none" fo:font-weight="normal" officeooo:rsid="004c7b3e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41" style:family="text">
      <style:text-properties fo:color="#000000" fo:font-weight="normal" style:font-weight-asian="normal" style:font-weight-complex="normal"/>
    </style:style>
    <style:style style:name="T42" style:family="text">
      <style:text-properties fo:color="#000000" fo:font-weight="normal" officeooo:rsid="004a937e" style:font-weight-asian="normal" style:font-weight-complex="normal"/>
    </style:style>
    <style:style style:name="T43" style:family="text">
      <style:text-properties fo:color="#000000" fo:font-style="normal" fo:font-weight="normal" officeooo:rsid="00236c2e" style:font-style-asian="normal" style:font-weight-asian="normal" style:font-style-complex="normal" style:font-weight-complex="normal"/>
    </style:style>
    <style:style style:name="T44" style:family="text">
      <style:text-properties fo:color="#000000" fo:font-style="normal" fo:font-weight="normal" officeooo:rsid="004ef359" style:font-style-asian="normal" style:font-weight-asian="normal" style:font-style-complex="normal" style:font-weight-complex="normal"/>
    </style:style>
    <style:style style:name="T45" style:family="text">
      <style:text-properties fo:color="#000000" officeooo:rsid="000e9f33"/>
    </style:style>
    <style:style style:name="T46" style:family="text">
      <style:text-properties fo:color="#000000" fo:letter-spacing="-0.004cm" fo:font-weight="normal" officeooo:rsid="00579af0" style:font-weight-asian="normal" style:font-weight-complex="normal"/>
    </style:style>
    <style:style style:name="T47" style:family="text">
      <style:text-properties style:text-underline-style="none" officeooo:rsid="00210672"/>
    </style:style>
    <style:style style:name="T48" style:family="text">
      <style:text-properties style:font-name="Bitstream Vera Sans6" fo:font-size="10pt" fo:font-style="normal" officeooo:rsid="003b19bd" style:font-name-asian="Bitstream Vera Sans3" style:font-size-asian="10pt" style:font-style-asian="normal" style:font-name-complex="Bitstream Vera Sans3" style:font-size-complex="10pt" style:font-style-complex="normal"/>
    </style:style>
    <style:style style:name="T49" style:family="text">
      <style:text-properties style:font-name="Bitstream Vera Sans6" fo:font-size="10pt" fo:font-style="normal" officeooo:rsid="005297a9" style:font-name-asian="Bitstream Vera Sans3" style:font-size-asian="10pt" style:font-style-asian="normal" style:font-name-complex="Bitstream Vera Sans3" style:font-size-complex="10pt" style:font-style-complex="normal"/>
    </style:style>
    <style:style style:name="T50" style:family="text">
      <style:text-properties style:font-name="Bitstream Vera Sans6" fo:font-size="10pt" fo:font-style="normal" officeooo:rsid="005808b0" style:font-name-asian="Bitstream Vera Sans3" style:font-size-asian="10pt" style:font-style-asian="normal" style:font-name-complex="Bitstream Vera Sans3" style:font-size-complex="10pt" style:font-style-complex="normal"/>
    </style:style>
    <style:style style:name="T51" style:family="text">
      <style:text-properties style:font-name="Bitstream Vera Sans6" fo:font-size="10pt" fo:font-style="normal" officeooo:rsid="00086541" style:font-size-asian="10pt" style:font-style-asian="normal" style:font-size-complex="10pt" style:font-style-complex="normal"/>
    </style:style>
    <style:style style:name="T52" style:family="text">
      <style:text-properties officeooo:rsid="000e9f33"/>
    </style:style>
    <style:style style:name="T53" style:family="text">
      <style:text-properties fo:font-variant="normal" fo:text-transform="none" fo:color="#000000" style:text-position="0% 100%" style:font-name="Bitstream Vera Sans2" fo:font-size="10pt" fo:letter-spacing="-0.004cm" style:text-underline-style="none" fo:font-weight="normal" officeooo:rsid="002ee9b2" fo:background-color="transparent" loext:char-shading-value="0" style:font-name-asian="OpenSymbol" style:font-size-asian="10pt" style:font-weight-asian="normal" style:font-name-complex="OpenSymbol" style:font-size-complex="10pt" style:font-weight-complex="normal" loext:shadow="none"/>
    </style:style>
    <style:style style:name="T54" style:family="text">
      <style:text-properties fo:font-variant="normal" fo:text-transform="none" fo:color="#000000" style:text-position="0% 100%" style:font-name="Bitstream Vera Sans2" fo:font-size="10pt" fo:letter-spacing="-0.004cm" style:text-underline-style="none" fo:font-weight="normal" officeooo:rsid="004c7b3e" fo:background-color="transparent" loext:char-shading-value="0" style:font-name-asian="OpenSymbol" style:font-size-asian="10pt" style:font-weight-asian="normal" style:font-name-complex="OpenSymbol" style:font-size-complex="10pt" style:font-weight-complex="normal" loext:shadow="none"/>
    </style:style>
    <style:style style:name="T55" style:family="text">
      <style:text-properties fo:font-variant="normal" fo:text-transform="none" fo:color="#000000" style:text-position="0% 100%" style:font-name="Bitstream Vera Sans2" fo:font-size="10pt" fo:font-style="normal" style:text-underline-style="none" fo:font-weight="normal" officeooo:rsid="0038aa02" style:font-name-asian="Bitstream Vera Sans3" style:font-size-asian="10pt" style:font-style-asian="normal" style:font-weight-asian="normal" style:font-name-complex="Bitstream Vera Sans3" style:font-size-complex="10pt" style:font-style-complex="normal" style:font-weight-complex="normal"/>
    </style:style>
    <style:style style:name="T56" style:family="text">
      <style:text-properties fo:font-variant="normal" fo:text-transform="none" fo:color="#000000" style:text-position="0% 100%" style:font-name="Bitstream Vera Sans2" fo:font-size="10pt" fo:font-style="normal" style:text-underline-style="none" fo:font-weight="normal" officeooo:rsid="005297a9" style:font-name-asian="Bitstream Vera Sans3" style:font-size-asian="10pt" style:font-style-asian="normal" style:font-weight-asian="normal" style:font-name-complex="Bitstream Vera Sans3" style:font-size-complex="10pt" style:font-style-complex="normal" style:font-weight-complex="normal"/>
    </style:style>
    <style:style style:name="T57" style:family="text">
      <style:text-properties fo:font-variant="normal" fo:text-transform="none" fo:color="#000000" style:text-position="0% 100%" style:font-name="Bitstream Vera Sans2" fo:font-size="10pt" fo:font-style="normal" style:text-underline-style="none" fo:font-weight="normal" officeooo:rsid="002ee9b2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58" style:family="text">
      <style:text-properties fo:font-variant="normal" fo:text-transform="none" fo:color="#000000" style:text-position="0% 100%" style:font-name="OpenSymbol2" fo:font-size="10pt" fo:letter-spacing="-0.004cm" style:text-underline-style="none" fo:font-weight="normal" officeooo:rsid="002ee9b2" fo:background-color="transparent" loext:char-shading-value="0" style:font-name-asian="OpenSymbol" style:font-size-asian="10pt" style:font-weight-asian="normal" style:font-name-complex="OpenSymbol" style:font-size-complex="10pt" style:font-weight-complex="normal" loext:shadow="none"/>
    </style:style>
    <style:style style:name="T59" style:family="text">
      <style:text-properties fo:font-variant="normal" fo:text-transform="none" fo:color="#000000" style:text-position="0% 100%" style:font-name="OpenSymbol2" fo:font-size="10pt" fo:font-style="normal" style:text-underline-style="none" fo:font-weight="normal" officeooo:rsid="002ee9b2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60" style:family="text">
      <style:text-properties fo:font-variant="normal" fo:text-transform="none" fo:color="#000000" style:text-position="0% 100%" style:font-name="Bitstream Vera Sans6" fo:font-size="10pt" fo:font-style="normal" style:text-underline-style="none" fo:font-weight="normal" officeooo:rsid="003b19bd" style:font-name-asian="Bitstream Vera Sans3" style:font-size-asian="10pt" style:font-style-asian="normal" style:font-weight-asian="normal" style:font-name-complex="Bitstream Vera Sans3" style:font-size-complex="10pt" style:font-style-complex="normal" style:font-weight-complex="normal"/>
    </style:style>
    <style:style style:name="T61" style:family="text">
      <style:text-properties fo:font-variant="normal" fo:text-transform="none" fo:color="#000000" style:text-position="0% 100%" style:font-name="Bitstream Vera Sans6" fo:font-size="10pt" fo:font-style="normal" style:text-underline-style="none" fo:font-weight="normal" officeooo:rsid="005297a9" style:font-name-asian="Bitstream Vera Sans3" style:font-size-asian="10pt" style:font-style-asian="normal" style:font-weight-asian="normal" style:font-name-complex="Bitstream Vera Sans3" style:font-size-complex="10pt" style:font-style-complex="normal" style:font-weight-complex="normal"/>
    </style:style>
    <style:style style:name="T62" style:family="text">
      <style:text-properties fo:font-variant="normal" fo:text-transform="none" fo:color="#000000" style:text-position="0% 100%" style:font-name="Bitstream Vera Sans6" fo:font-size="10pt" fo:font-style="normal" style:text-underline-style="none" fo:font-weight="normal" officeooo:rsid="005808b0" style:font-name-asian="Bitstream Vera Sans3" style:font-size-asian="10pt" style:font-style-asian="normal" style:font-weight-asian="normal" style:font-name-complex="Bitstream Vera Sans3" style:font-size-complex="10pt" style:font-style-complex="normal" style:font-weight-complex="normal"/>
    </style:style>
    <style:style style:name="T63" style:family="text">
      <style:text-properties fo:font-variant="normal" fo:text-transform="none" fo:color="#000000" style:text-position="0% 100%" style:text-underline-style="none" fo:font-weight="normal" officeooo:rsid="005808b0" style:font-name-asian="Bitstream Vera Sans3" style:font-size-asian="10pt" style:font-style-asian="normal" style:font-weight-asian="normal" style:font-name-complex="Bitstream Vera Sans3" style:font-size-complex="10pt" style:font-style-complex="normal" style:font-weight-complex="normal"/>
    </style:style>
    <style:style style:name="T64" style:family="text">
      <style:text-properties fo:font-variant="normal" fo:text-transform="none" fo:color="#000000" style:text-position="0% 100%" style:text-underline-style="none" fo:font-weight="normal" officeooo:rsid="003b19bd" style:font-name-asian="Bitstream Vera Sans3" style:font-size-asian="10pt" style:font-style-asian="normal" style:font-weight-asian="normal" style:font-name-complex="Bitstream Vera Sans3" style:font-size-complex="10pt" style:font-style-complex="normal" style:font-weight-complex="normal"/>
    </style:style>
    <style:style style:name="T65" style:family="text">
      <style:text-properties fo:font-variant="normal" fo:text-transform="none" fo:color="#000000" style:font-name="Bitstream Vera Sans6" fo:font-size="10pt" fo:font-style="normal" style:text-underline-style="none" fo:font-weight="normal" officeooo:rsid="00086541" fo:background-color="transparent" loext:char-shading-value="0" style:font-name-asian="Bitstream Vera Sans3" style:font-size-asian="10pt" style:font-style-asian="normal" style:font-weight-asian="normal" style:font-name-complex="Bitstream Vera Sans3" style:font-size-complex="10pt" style:font-style-complex="normal" style:font-weight-complex="normal"/>
    </style:style>
    <style:style style:name="T66" style:family="text">
      <style:text-properties fo:font-variant="normal" fo:text-transform="none" fo:color="#000000" style:font-name="Bitstream Vera Sans6" fo:font-size="10pt" fo:font-style="normal" style:text-underline-style="none" fo:font-weight="normal" officeooo:rsid="0010ba57" fo:background-color="transparent" loext:char-shading-value="0" style:font-name-asian="Bitstream Vera Sans3" style:font-size-asian="10pt" style:font-style-asian="normal" style:font-weight-asian="normal" style:font-name-complex="Bitstream Vera Sans3" style:font-size-complex="10pt" style:font-style-complex="normal" style:font-weight-complex="normal"/>
    </style:style>
    <style:style style:name="T67" style:family="text">
      <style:text-properties fo:font-variant="normal" fo:text-transform="none" fo:color="#000000" style:font-name="Bitstream Vera Sans6" fo:font-size="10pt" fo:font-style="normal" style:text-underline-style="none" fo:font-weight="normal" officeooo:rsid="0041f8a8" fo:background-color="transparent" loext:char-shading-value="0" style:font-name-asian="Bitstream Vera Sans3" style:font-size-asian="10pt" style:font-style-asian="normal" style:font-weight-asian="bold" style:font-name-complex="Bitstream Vera Sans3" style:font-size-complex="10pt" style:font-style-complex="normal" style:font-weight-complex="bold"/>
    </style:style>
    <style:style style:name="T68" style:family="text">
      <style:text-properties fo:font-variant="normal" fo:text-transform="none" fo:color="#000000" style:font-name="Bitstream Vera Sans6" fo:font-size="10pt" fo:font-style="normal" fo:font-weight="normal" officeooo:rsid="003c5f99" fo:background-color="transparent" loext:char-shading-value="0" style:font-name-asian="Bitstream Vera Sans3" style:font-size-asian="10pt" style:font-style-asian="normal" style:font-name-complex="Bitstream Vera Sans3" style:font-size-complex="10pt" style:font-style-complex="normal"/>
    </style:style>
    <style:style style:name="T69" style:family="text">
      <style:text-properties fo:font-variant="normal" fo:text-transform="none" fo:color="#000000" style:font-name="Bitstream Vera Sans6" fo:font-size="10pt" fo:font-style="normal" fo:font-weight="normal" officeooo:rsid="004ef359" fo:background-color="transparent" loext:char-shading-value="0" style:font-name-asian="Bitstream Vera Sans3" style:font-size-asian="10pt" style:font-style-asian="normal" style:font-name-complex="Bitstream Vera Sans3" style:font-size-complex="10pt" style:font-style-complex="normal"/>
    </style:style>
    <style:style style:name="T70" style:family="text">
      <style:text-properties fo:font-variant="normal" fo:text-transform="none" fo:color="#000000" style:text-position="super 58%" style:font-name="Bitstream Vera Sans2" fo:font-size="10pt" fo:letter-spacing="-0.004cm" style:text-underline-style="none" fo:font-weight="normal" officeooo:rsid="002ee9b2" fo:background-color="transparent" loext:char-shading-value="0" style:font-name-asian="OpenSymbol" style:font-size-asian="10pt" style:font-weight-asian="normal" style:font-name-complex="OpenSymbol" style:font-size-complex="10pt" style:font-weight-complex="normal" loext:shadow="none"/>
    </style:style>
    <style:style style:name="T71" style:family="text">
      <style:text-properties fo:font-variant="normal" fo:text-transform="none" fo:color="#000000" fo:font-weight="normal" style:font-size-asian="10pt" style:font-style-asian="normal" style:font-weight-asian="normal" style:font-size-complex="10pt" style:font-style-complex="normal" style:font-weight-complex="normal"/>
    </style:style>
    <style:style style:name="T72" style:family="text">
      <style:text-properties fo:font-variant="normal" fo:text-transform="none" fo:color="#000000" fo:font-weight="normal" officeooo:rsid="004ef359" style:font-size-asian="10pt" style:font-style-asian="normal" style:font-weight-asian="normal" style:font-size-complex="10pt" style:font-style-complex="normal" style:font-weight-complex="normal"/>
    </style:style>
    <style:style style:name="T73" style:family="text">
      <style:text-properties fo:font-variant="normal" fo:text-transform="none" fo:color="#000000" fo:font-weight="normal" officeooo:rsid="000b6ffe" style:font-size-asian="10pt" style:font-style-asian="normal" style:font-weight-asian="normal" style:font-size-complex="10pt" style:font-style-complex="normal" style:font-weight-complex="normal"/>
    </style:style>
    <style:style style:name="T74" style:family="text">
      <style:text-properties fo:font-variant="normal" fo:text-transform="none" fo:color="#000000" fo:font-weight="normal" officeooo:rsid="004d8951" style:font-size-asian="10pt" style:font-style-asian="normal" style:font-weight-asian="normal" style:font-size-complex="10pt" style:font-style-complex="normal" style:font-weight-complex="normal"/>
    </style:style>
    <style:style style:name="T75" style:family="text">
      <style:text-properties fo:font-variant="normal" fo:text-transform="none" style:text-position="0% 100%" fo:font-size="10pt" fo:letter-spacing="-0.004cm" style:text-underline-style="none" officeooo:rsid="002ee9b2" fo:background-color="transparent" loext:char-shading-value="0" style:font-size-asian="10pt" style:font-size-complex="10pt" loext:shadow="none"/>
    </style:style>
    <style:style style:name="T76" style:family="text">
      <style:text-properties fo:font-variant="normal" fo:text-transform="none" fo:color="#7fb241" style:text-position="0% 100%" style:font-name="Bitstream Vera Sans2" fo:font-size="10pt" fo:letter-spacing="-0.004cm" style:text-underline-style="none" fo:font-weight="bold" officeooo:rsid="002ee9b2" fo:background-color="transparent" loext:char-shading-value="0" style:font-name-asian="OpenSymbol" style:font-size-asian="10pt" style:font-weight-asian="bold" style:font-name-complex="OpenSymbol" style:font-size-complex="10pt" style:font-weight-complex="bold" loext:shadow="none"/>
    </style:style>
    <style:style style:name="T77" style:family="text">
      <style:text-properties fo:font-variant="normal" fo:text-transform="none" fo:color="#c74028" style:text-position="0% 100%" style:font-name="Bitstream Vera Sans2" fo:font-size="10pt" fo:letter-spacing="-0.004cm" style:text-underline-style="none" fo:font-weight="bold" officeooo:rsid="002ee9b2" fo:background-color="transparent" loext:char-shading-value="0" style:font-name-asian="OpenSymbol" style:font-size-asian="10pt" style:font-weight-asian="bold" style:font-name-complex="OpenSymbol" style:font-size-complex="10pt" style:font-weight-complex="bold" loext:shadow="none"/>
    </style:style>
    <style:style style:name="T78" style:family="text">
      <style:text-properties fo:font-variant="normal" fo:text-transform="none" fo:color="#1ca2b8" style:text-position="0% 100%" style:font-name="Bitstream Vera Sans2" fo:font-size="10pt" fo:letter-spacing="-0.004cm" style:text-underline-style="none" fo:font-weight="bold" officeooo:rsid="002ee9b2" fo:background-color="transparent" loext:char-shading-value="0" style:font-name-asian="OpenSymbol" style:font-size-asian="10pt" style:font-weight-asian="bold" style:font-name-complex="OpenSymbol" style:font-size-complex="10pt" style:font-weight-complex="bold" loext:shadow="none"/>
    </style:style>
    <style:style style:name="T79" style:family="text">
      <style:text-properties fo:font-variant="normal" fo:text-transform="none" style:use-window-font-color="true" style:font-name="Bitstream Vera Sans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0" style:family="text">
      <style:text-properties fo:font-variant="normal" fo:text-transform="none" style:use-window-font-color="true" style:font-name="Bitstream Vera Sans2" fo:font-size="10pt" fo:font-style="normal" fo:font-weight="normal" officeooo:rsid="000a2643" style:font-size-asian="10pt" style:font-style-asian="normal" style:font-weight-asian="normal" style:font-size-complex="10pt" style:font-style-complex="normal" style:font-weight-complex="normal"/>
    </style:style>
    <style:style style:name="T81" style:family="text">
      <style:text-properties fo:font-variant="normal" fo:text-transform="none" style:use-window-font-color="true" style:font-name="Bitstream Vera Sans2" fo:font-size="10pt" fo:font-style="normal" fo:font-weight="normal" officeooo:rsid="0038aa02" style:font-size-asian="10pt" style:font-style-asian="normal" style:font-weight-asian="normal" style:font-size-complex="10pt" style:font-style-complex="normal" style:font-weight-complex="normal"/>
    </style:style>
    <style:style style:name="T82" style:family="text">
      <style:text-properties fo:font-variant="normal" fo:text-transform="none" style:use-window-font-color="true" style:font-name="Bitstream Vera Sans2" fo:font-size="10pt" fo:font-style="normal" fo:font-weight="normal" officeooo:rsid="000e9f33" style:font-size-asian="10pt" style:font-style-asian="normal" style:font-weight-asian="normal" style:font-size-complex="10pt" style:font-style-complex="normal" style:font-weight-complex="normal"/>
    </style:style>
    <style:style style:name="T83" style:family="text">
      <style:text-properties fo:font-variant="normal" fo:text-transform="none" style:use-window-font-color="true" style:font-name="Bitstream Vera Sans2" fo:font-size="10pt" fo:font-style="normal" fo:font-weight="normal" officeooo:rsid="004d8951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fo:font-variant="normal" fo:text-transform="none" style:use-window-font-color="true" style:font-name="Bitstream Vera Sans2" fo:font-size="10pt" fo:font-style="normal" fo:font-weight="normal" officeooo:rsid="0050b2f9" style:font-size-asian="10pt" style:font-style-asian="normal" style:font-weight-asian="normal" style:font-size-complex="10pt" style:font-style-complex="normal" style:font-weight-complex="normal"/>
    </style:style>
    <style:style style:name="T85" style:family="text">
      <style:text-properties fo:font-variant="normal" fo:text-transform="none" style:use-window-font-color="true" style:font-name="OpenSymbol" fo:font-size="10pt" fo:font-weight="normal" officeooo:rsid="000b6ffe" style:font-size-asian="10pt" style:font-style-asian="normal" style:font-weight-asian="normal" style:font-size-complex="10pt" style:font-style-complex="normal" style:font-weight-complex="normal"/>
    </style:style>
    <style:style style:name="T86" style:family="text">
      <style:text-properties fo:font-variant="normal" fo:text-transform="none" style:use-window-font-color="true" style:font-name="OpenSymbol" fo:font-size="10pt" fo:font-weight="normal" officeooo:rsid="000a2643" style:font-size-asian="10pt" style:font-style-asian="normal" style:font-weight-asian="normal" style:font-size-complex="10pt" style:font-style-complex="normal" style:font-weight-complex="normal"/>
    </style:style>
    <style:style style:name="T87" style:family="text">
      <style:text-properties fo:font-variant="normal" fo:text-transform="none" style:use-window-font-color="true" fo:font-weight="normal" officeooo:rsid="000a2643" style:font-size-asian="10pt" style:font-style-asian="normal" style:font-weight-asian="normal" style:font-size-complex="10pt" style:font-style-complex="normal" style:font-weight-complex="normal"/>
    </style:style>
    <style:style style:name="T88" style:family="text">
      <style:text-properties fo:font-variant="normal" fo:text-transform="none" fo:font-weight="normal" officeooo:rsid="00086541" style:font-name-asian="Bitstream Vera Sans3" style:font-size-asian="10pt" style:font-style-asian="normal" style:font-weight-asian="normal" style:font-name-complex="Bitstream Vera Sans3" style:font-size-complex="10pt" style:font-style-complex="normal" style:font-weight-complex="normal"/>
    </style:style>
    <style:style style:name="T89" style:family="text">
      <style:text-properties fo:font-variant="normal" fo:text-transform="none" fo:font-weight="normal" officeooo:rsid="000a2643" style:font-size-asian="10pt" style:font-style-asian="normal" style:font-weight-asian="normal" style:font-size-complex="10pt" style:font-style-complex="normal" style:font-weight-complex="normal"/>
    </style:style>
    <style:style style:name="T90" style:family="text">
      <style:text-properties fo:font-variant="normal" fo:text-transform="none" fo:font-weight="normal" style:font-weight-asian="normal" style:font-weight-complex="normal"/>
    </style:style>
    <style:style style:name="T91" style:family="text">
      <style:text-properties fo:font-variant="normal" fo:text-transform="none" fo:font-weight="normal" officeooo:rsid="004ef359" style:font-weight-asian="normal" style:font-weight-complex="normal"/>
    </style:style>
    <style:style style:name="T92" style:family="text">
      <style:text-properties fo:font-variant="normal" fo:text-transform="none" fo:font-weight="normal" officeooo:rsid="000e9f33" style:font-weight-asian="normal" style:font-weight-complex="normal"/>
    </style:style>
    <style:style style:name="T93" style:family="text">
      <style:text-properties fo:font-variant="normal" fo:text-transform="none" fo:font-weight="normal" officeooo:rsid="0038aa02" style:font-weight-asian="normal" style:font-weight-complex="normal"/>
    </style:style>
    <style:style style:name="T94" style:family="text">
      <style:text-properties fo:font-variant="normal" fo:text-transform="none" fo:font-weight="normal" officeooo:rsid="000b6ffe" style:font-weight-asian="normal" style:font-weight-complex="normal"/>
    </style:style>
    <style:style style:name="T95" style:family="text">
      <style:text-properties fo:font-variant="normal" fo:text-transform="none" fo:font-weight="normal" officeooo:rsid="004d8951" style:font-weight-asian="normal" style:font-weight-complex="normal"/>
    </style:style>
    <style:style style:name="T96" style:family="text">
      <style:text-properties style:text-position="0% 100%" style:font-name="Bitstream Vera Sans2" fo:font-style="normal" style:font-name-asian="OpenSymbol" style:font-style-asian="normal" style:font-name-complex="OpenSymbol" style:font-style-complex="normal"/>
    </style:style>
    <style:style style:name="T97" style:family="text">
      <style:text-properties style:text-position="0% 100%" style:font-name="Bitstream Vera Sans2" fo:font-style="normal" fo:font-weight="normal" style:font-name-asian="OpenSymbol" style:font-style-asian="normal" style:font-weight-asian="normal" style:font-name-complex="OpenSymbol" style:font-style-complex="normal" style:font-weight-complex="normal"/>
    </style:style>
    <style:style style:name="T98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99" style:family="text">
      <style:text-properties style:text-position="0% 100%" fo:font-style="normal" fo:font-weight="normal" officeooo:rsid="0058d7df" style:font-style-asian="normal" style:font-weight-asian="normal" style:font-style-complex="normal" style:font-weight-complex="normal"/>
    </style:style>
    <style:style style:name="T100" style:family="text">
      <style:text-properties style:text-position="0% 100%" style:font-name="OpenSymbol" fo:font-style="normal" style:font-name-asian="OpenSymbol" style:font-style-asian="normal" style:font-name-complex="OpenSymbol" style:font-style-complex="normal"/>
    </style:style>
    <style:style style:name="T101" style:family="text">
      <style:text-properties style:text-position="0% 100%" style:font-name="OpenSymbol2" fo:font-style="normal" fo:font-weight="normal" style:font-name-asian="OpenSymbol" style:font-style-asian="normal" style:font-weight-asian="normal" style:font-name-complex="OpenSymbol" style:font-style-complex="normal" style:font-weight-complex="normal"/>
    </style:style>
    <style:style style:name="T102" style:family="text">
      <style:text-properties style:text-position="0% 100%" fo:font-weight="normal" officeooo:rsid="00086541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03" style:family="text">
      <style:text-properties style:text-position="0% 100%" fo:font-weight="normal" style:font-name-asian="OpenSymbol" style:font-weight-asian="normal" style:font-name-complex="OpenSymbol" style:font-weight-complex="normal"/>
    </style:style>
    <style:style style:name="T104" style:family="text">
      <style:text-properties style:font-name="OpenSymbol" fo:font-style="normal" style:font-style-asian="normal" style:font-style-complex="normal"/>
    </style:style>
    <style:style style:name="T105" style:family="text">
      <style:text-properties fo:color="#c74028" style:font-name="Bitstream Vera Sans2" fo:font-size="10pt" fo:font-style="normal" style:text-underline-style="none" fo:font-weight="bold" officeooo:rsid="002cc9f0" fo:background-color="transparent" loext:char-shading-value="0" style:font-name-asian="OpenSymbol" style:font-size-asian="10pt" style:font-style-asian="normal" style:font-weight-asian="bold" style:font-name-complex="OpenSymbol" style:font-size-complex="10pt" style:font-style-complex="normal" style:font-weight-complex="bold" style:text-scale="99%"/>
    </style:style>
    <style:style style:name="T106" style:family="text">
      <style:text-properties fo:color="#c74028" style:font-name="Bitstream Vera Sans2" fo:font-size="10pt" fo:font-style="normal" style:text-underline-style="none" fo:font-weight="bold" officeooo:rsid="002cc9f0" fo:background-color="transparent" loext:char-shading-value="0" style:font-name-asian="OpenSymbol" style:font-size-asian="10pt" style:font-style-asian="normal" style:font-weight-asian="bold" style:font-name-complex="OpenSymbol" style:font-size-complex="10pt" style:font-style-complex="normal" style:font-weight-complex="bold"/>
    </style:style>
    <style:style style:name="T107" style:family="text">
      <style:text-properties fo:color="#c74028" style:text-position="0% 100%" style:font-name="Bitstream Vera Sans2" fo:font-size="10pt" fo:font-style="normal" style:text-underline-style="none" fo:font-weight="bold" officeooo:rsid="002ee9b2" fo:background-color="transparent" loext:char-shading-value="0" style:font-name-asian="OpenSymbol" style:font-size-asian="10pt" style:font-style-asian="normal" style:font-weight-asian="bold" style:font-name-complex="OpenSymbol" style:font-size-complex="10pt" style:font-style-complex="normal" style:font-weight-complex="bold"/>
    </style:style>
    <style:style style:name="T108" style:family="text">
      <style:text-properties fo:color="#1ca2b8" style:font-name="Bitstream Vera Sans2" fo:font-size="10pt" fo:font-style="normal" style:text-underline-style="none" fo:font-weight="bold" officeooo:rsid="002cc9f0" fo:background-color="transparent" loext:char-shading-value="0" style:font-name-asian="OpenSymbol" style:font-size-asian="10pt" style:font-style-asian="normal" style:font-weight-asian="bold" style:font-name-complex="OpenSymbol" style:font-size-complex="10pt" style:font-style-complex="normal" style:font-weight-complex="bold"/>
    </style:style>
    <style:style style:name="T109" style:family="text">
      <style:text-properties fo:color="#1ca2b8" style:text-position="0% 100%" style:font-name="Bitstream Vera Sans2" fo:font-size="10pt" fo:font-style="normal" style:text-underline-style="none" fo:font-weight="bold" officeooo:rsid="002ee9b2" fo:background-color="transparent" loext:char-shading-value="0" style:font-name-asian="OpenSymbol" style:font-size-asian="10pt" style:font-style-asian="normal" style:font-weight-asian="bold" style:font-name-complex="OpenSymbol" style:font-size-complex="10pt" style:font-style-complex="normal" style:font-weight-complex="bold"/>
    </style:style>
    <style:style style:name="T110" style:family="text">
      <style:text-properties fo:color="#7fb241" style:font-name="Bitstream Vera Sans2" fo:font-size="10pt" fo:font-style="normal" style:text-underline-style="none" fo:font-weight="bold" officeooo:rsid="002cc9f0" fo:background-color="transparent" loext:char-shading-value="0" style:font-name-asian="OpenSymbol" style:font-size-asian="10pt" style:font-style-asian="normal" style:font-weight-asian="bold" style:font-name-complex="OpenSymbol" style:font-size-complex="10pt" style:font-style-complex="normal" style:font-weight-complex="bold"/>
    </style:style>
    <style:style style:name="T111" style:family="text">
      <style:text-properties fo:color="#7fb241" style:text-position="0% 100%" style:font-name="Bitstream Vera Sans2" fo:font-size="10pt" fo:font-style="normal" style:text-underline-style="none" fo:font-weight="bold" officeooo:rsid="002ee9b2" fo:background-color="transparent" loext:char-shading-value="0" style:font-name-asian="OpenSymbol" style:font-size-asian="10pt" style:font-style-asian="normal" style:font-weight-asian="bold" style:font-name-complex="OpenSymbol" style:font-size-complex="10pt" style:font-style-complex="normal" style:font-weight-complex="bold"/>
    </style:style>
    <style:style style:name="T112" style:family="text">
      <style:text-properties style:font-name="Bitstream Vera Sans2" fo:font-size="10pt" style:font-size-asian="10pt" style:font-size-complex="10pt"/>
    </style:style>
    <style:style style:name="T113" style:family="text">
      <style:text-properties style:font-name="Bitstream Vera Sans2" fo:font-size="10pt" officeooo:rsid="00329769" style:font-size-asian="10pt" style:font-size-complex="10pt"/>
    </style:style>
    <style:style style:name="T114" style:family="text">
      <style:text-properties style:font-name="Bitstream Vera Sans2" fo:font-size="10pt" officeooo:rsid="004c7b3e" style:font-size-asian="10pt" style:font-size-complex="10pt"/>
    </style:style>
    <style:style style:name="T115" style:family="text">
      <style:text-properties style:font-name="Bitstream Vera Sans2" fo:font-style="normal" style:font-style-asian="normal" style:font-style-complex="normal"/>
    </style:style>
    <style:style style:name="T116" style:family="text">
      <style:text-properties style:font-name="Bitstream Vera Sans2" fo:font-style="normal" officeooo:rsid="0050b2f9" style:font-style-asian="normal" style:font-style-complex="normal"/>
    </style:style>
    <style:style style:name="T117" style:family="text">
      <style:text-properties style:font-name="Bitstream Vera Sans2" fo:font-style="normal" style:font-name-asian="OpenSymbol" style:font-style-asian="normal" style:font-name-complex="OpenSymbol" style:font-style-complex="normal"/>
    </style:style>
    <style:style style:name="T118" style:family="text">
      <style:text-properties officeooo:rsid="004a937e"/>
    </style:style>
    <style:style style:name="T119" style:family="text">
      <style:text-properties officeooo:rsid="004c7b3e"/>
    </style:style>
    <style:style style:name="T120" style:family="text">
      <style:text-properties fo:font-style="normal" style:font-style-asian="normal" style:font-style-complex="normal"/>
    </style:style>
    <style:style style:name="T121" style:family="text">
      <style:text-properties style:text-position="super 58%" style:font-name="Bitstream Vera Sans2" fo:font-style="normal" fo:font-weight="normal" style:font-name-asian="OpenSymbol" style:font-style-asian="normal" style:font-weight-asian="normal" style:font-name-complex="OpenSymbol" style:font-style-complex="normal" style:font-weight-complex="normal"/>
    </style:style>
    <style:style style:name="T122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123" style:family="text">
      <style:text-properties style:font-name="OpenSymbol2" fo:font-style="normal" style:font-name-asian="OpenSymbol" style:font-style-asian="normal" style:font-name-complex="OpenSymbol" style:font-style-complex="normal"/>
    </style:style>
    <style:style style:name="T124" style:family="text">
      <style:text-properties officeooo:rsid="003b19bd" fo:background-color="transparent" loext:char-shading-value="0"/>
    </style:style>
    <style:style style:name="T125" style:family="text">
      <style:text-properties officeooo:rsid="0058d7df"/>
    </style:style>
    <style:style style:name="T126" style:family="text">
      <style:text-properties officeooo:rsid="0067f5fd"/>
    </style:style>
    <style:style style:name="T127" style:family="text">
      <style:text-properties fo:color="#ffffff" style:font-name="Bitstream Vera Sans2" fo:font-size="11pt" fo:font-weight="bold" style:font-size-asian="11pt" style:font-weight-asian="bold" style:font-size-complex="11pt" style:font-weight-complex="bold"/>
    </style:style>
    <style:style style:name="T128" style:family="text"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1729*" fo:start-indent="0cm" fo:end-indent="0.15cm"/>
          <style:column style:rel-width="3459*" fo:start-indent="0.15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8" text:outline-level="1"><draw:g text:anchor-type="paragraph" draw:z-index="10" draw:name="Forme5" draw:style-name="gr1"><draw:custom-shape draw:style-name="gr2" draw:text-style-name="P75" svg:width="3.964cm" svg:height="0.641cm" draw:transform="skewX (0.00279252680319092) rotate (0.0872664625997165) translate (-0.370416666666667cm -0.0934861111111111cm)"><text:p text:style-name="P74"><text:span text:style-name="T127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oft-page-break/><draw:frame draw:style-name="fr1" draw:name="Cadre3" text:anchor-type="as-char" svg:width="9.135cm" draw:z-index="11"><draw:text-box fo:min-height="3.93cm"><text:section text:style-name="Sect1" text:name="Section4"><text:p text:style-name="P27"/><text:p text:style-name="P31"><text:span text:style-name="T17">Décompose en </text:span><text:span text:style-name="T18">produit de </text:span><text:span text:style-name="T17">facteur</text:span><text:span text:style-name="T18">s</text:span><text:span text:style-name="T17"> premier</text:span><text:span text:style-name="T18">s</text:span><text:span text:style-name="T17"> le nombre </text:span><text:span text:style-name="T19">360</text:span><text:span text:style-name="T17">. </text:span></text:p><text:list xml:id="list341912078" text:style-name="_5f_Numérotation_20_des_20_exercices_20_livrets"><text:list-header><text:p text:style-name="P44"><text:span text:style-name="Bold_5f_niv2"><text:span text:style-name="T47">Correction</text:span></text:span></text:p></text:list-header></text:list><text:p text:style-name="P29"><text:span text:style-name="_5f_correction"><text:span text:style-name="T39">3</text:span></text:span><text:span text:style-name="_5f_correction"><text:span text:style-name="T40">60</text:span></text:span><text:span text:style-name="_5f_correction"><text:span text:style-name="T25"> est pair, donc divisible par 2. </text:span></text:span></text:p><text:p text:style-name="P6"><text:span text:style-name="_5f_Niveau_5f_rouge"><text:span text:style-name="T12">3</text:span></text:span><text:span text:style-name="_5f_Niveau_5f_rouge"><text:span text:style-name="T14">6</text:span></text:span><text:span text:style-name="_5f_Niveau_5f_rouge"><text:span text:style-name="T12">0 </text:span></text:span><text:span text:style-name="_5f_Niveau_5f_rouge"><text:span text:style-name="T36">÷</text:span></text:span><text:span text:style-name="_5f_Niveau_5f_rouge"><text:span text:style-name="T12"> </text:span></text:span><text:span text:style-name="_5f_Niveau_5f_rouge"><text:span text:style-name="T105">2</text:span></text:span><text:span text:style-name="_5f_Niveau_5f_rouge"><text:span text:style-name="T12"> </text:span></text:span><text:span text:style-name="_5f_signe"><text:span text:style-name="T34">=</text:span></text:span><text:span text:style-name="_5f_Niveau_5f_rouge"><text:span text:style-name="T12"> 1</text:span></text:span><text:span text:style-name="_5f_Niveau_5f_rouge"><text:span text:style-name="T14">80</text:span></text:span><text:span text:style-name="_5f_Niveau_5f_rouge"><text:span text:style-name="T12"> </text:span></text:span><text:span text:style-name="_5f_Niveau_5f_rouge"><text:span text:style-name="T37">à</text:span></text:span><text:span text:style-name="_5f_Niveau_5f_rouge"><text:span text:style-name="T12"> </text:span></text:span><text:span text:style-name="_5f_Niveau_5f_rouge"><text:span text:style-name="T13">nombre pair, divisible par 2.</text:span></text:span></text:p><text:p text:style-name="P6"><text:span text:style-name="_5f_Niveau_5f_rouge"><text:span text:style-name="T12">1</text:span></text:span><text:span text:style-name="_5f_Niveau_5f_rouge"><text:span text:style-name="T14">80</text:span></text:span><text:span text:style-name="_5f_Niveau_5f_rouge"><text:span text:style-name="T12"> </text:span></text:span><text:span text:style-name="_5f_Niveau_5f_rouge"><text:span text:style-name="T36">÷</text:span></text:span><text:span text:style-name="_5f_Niveau_5f_rouge"><text:span text:style-name="T12"> </text:span></text:span><text:span text:style-name="_5f_Niveau_5f_rouge"><text:span text:style-name="T105">2</text:span></text:span><text:span text:style-name="_5f_Niveau_5f_rouge"><text:span text:style-name="T12"> </text:span></text:span><text:span text:style-name="_5f_signe"><text:span text:style-name="T34">=</text:span></text:span><text:span text:style-name="_5f_Niveau_5f_rouge"><text:span text:style-name="T12"> 9</text:span></text:span><text:span text:style-name="_5f_Niveau_5f_rouge"><text:span text:style-name="T14">0</text:span></text:span><text:span text:style-name="_5f_Niveau_5f_rouge"><text:span text:style-name="T12"> </text:span></text:span><text:span text:style-name="_5f_Niveau_5f_rouge"><text:span text:style-name="T37">à</text:span></text:span><text:span text:style-name="_5f_Niveau_5f_rouge"><text:span text:style-name="T12"> </text:span></text:span><text:span text:style-name="_5f_Niveau_5f_rouge"><text:span text:style-name="T13">nombre pair, divisible par 2.</text:span></text:span></text:p><text:p text:style-name="P6"><text:span text:style-name="_5f_Niveau_5f_rouge"><text:span text:style-name="T9">9</text:span></text:span><text:span text:style-name="_5f_Niveau_5f_rouge"><text:span text:style-name="T15">0</text:span></text:span><text:span text:style-name="_5f_Niveau_5f_rouge"><text:span text:style-name="T9"> </text:span></text:span><text:span text:style-name="_5f_Niveau_5f_rouge"><text:span text:style-name="T35">÷</text:span></text:span><text:span text:style-name="_5f_Niveau_5f_rouge"><text:span text:style-name="T9"> </text:span></text:span><text:span text:style-name="_5f_Niveau_5f_rouge"><text:span text:style-name="T106">2</text:span></text:span><text:span text:style-name="_5f_Niveau_5f_rouge"><text:span text:style-name="T9"> </text:span></text:span><text:span text:style-name="_5f_signe"><text:span text:style-name="T33">=</text:span></text:span><text:span text:style-name="_5f_Niveau_5f_rouge"><text:span text:style-name="T9"> 4</text:span></text:span><text:span text:style-name="_5f_Niveau_5f_rouge"><text:span text:style-name="T15">5</text:span></text:span><text:span text:style-name="_5f_Niveau_5f_rouge"><text:span text:style-name="T9"> </text:span></text:span><text:span text:style-name="_5f_Niveau_5f_rouge"><text:span text:style-name="T37">à</text:span></text:span><text:span text:style-name="_5f_Niveau_5f_rouge"><text:span text:style-name="T9"> </text:span></text:span><text:span text:style-name="_5f_Niveau_5f_rouge"><text:span text:style-name="T10">fini par 5, divisible par 5.</text:span></text:span></text:p><text:p text:style-name="P6"><text:span text:style-name="_5f_Niveau_5f_rouge"><text:span text:style-name="T15">45</text:span></text:span><text:span text:style-name="_5f_Niveau_5f_rouge"><text:span text:style-name="T9"> </text:span></text:span><text:span text:style-name="_5f_Niveau_5f_rouge"><text:span text:style-name="T35">÷</text:span></text:span><text:span text:style-name="_5f_Niveau_5f_rouge"><text:span text:style-name="T9"> </text:span></text:span><text:span text:style-name="_5f_Niveau_5f_rouge"><text:span text:style-name="T108">5</text:span></text:span><text:span text:style-name="_5f_Niveau_5f_rouge"><text:span text:style-name="T9"> </text:span></text:span><text:span text:style-name="_5f_signe"><text:span text:style-name="T33">=</text:span></text:span><text:span text:style-name="_5f_Niveau_5f_rouge"><text:span text:style-name="T9"> 9 </text:span></text:span><text:span text:style-name="_5f_Niveau_5f_rouge"><text:span text:style-name="T37">à</text:span></text:span><text:span text:style-name="_5f_Niveau_5f_rouge"><text:span text:style-name="T9"> </text:span></text:span><text:span text:style-name="_5f_Niveau_5f_rouge"><text:span text:style-name="T10">e</text:span></text:span><text:span text:style-name="_5f_Niveau_5f_rouge"><text:span text:style-name="T15">st </text:span></text:span><text:span text:style-name="_5f_Niveau_5f_rouge"><text:span text:style-name="T10">divisible par 3.</text:span></text:span></text:p><text:p text:style-name="P6"><text:span text:style-name="_5f_Niveau_5f_rouge"><text:span text:style-name="T9">9 </text:span></text:span><text:span text:style-name="_5f_Niveau_5f_rouge"><text:span text:style-name="T35">÷</text:span></text:span><text:span text:style-name="_5f_Niveau_5f_rouge"><text:span text:style-name="T9"> </text:span></text:span><text:span text:style-name="_5f_Niveau_5f_rouge"><text:span text:style-name="T110">3</text:span></text:span><text:span text:style-name="_5f_Niveau_5f_rouge"><text:span text:style-name="T9"> </text:span></text:span><text:span text:style-name="_5f_signe"><text:span text:style-name="T33">=</text:span></text:span><text:span text:style-name="_5f_Niveau_5f_rouge"><text:span text:style-name="T9"> 3 </text:span></text:span><text:span text:style-name="_5f_Niveau_5f_rouge"><text:span text:style-name="T37">à</text:span></text:span><text:span text:style-name="_5f_Niveau_5f_rouge"><text:span text:style-name="T9"> </text:span></text:span><text:span text:style-name="_5f_Niveau_5f_rouge"><text:span text:style-name="T10">nombre premier. </text:span></text:span></text:p><text:p text:style-name="P29"><text:span text:style-name="T112">La décomposition de </text:span><text:span text:style-name="T114">360</text:span><text:span text:style-name="T112"> est donc : </text:span></text:p><text:p text:style-name="P28"><text:span text:style-name="_5f_Niveau_5f_rouge"><text:span text:style-name="T53">36</text:span></text:span><text:span text:style-name="_5f_Niveau_5f_rouge"><text:span text:style-name="T54">0 </text:span></text:span><text:span text:style-name="_5f_signe"><text:span text:style-name="T75">=</text:span></text:span><text:span text:style-name="_5f_Niveau_5f_rouge"><text:span text:style-name="T53"> </text:span></text:span><text:span text:style-name="_5f_Niveau_5f_rouge"><text:span text:style-name="T77">2</text:span></text:span><text:span text:style-name="_5f_Niveau_5f_rouge"><text:span text:style-name="T70">3</text:span></text:span><text:span text:style-name="_5f_Niveau_5f_rouge"><text:span text:style-name="T53"> </text:span></text:span><text:span text:style-name="_5f_Niveau_5f_rouge"><text:span text:style-name="T58">×</text:span></text:span><text:span text:style-name="_5f_Niveau_5f_rouge"><text:span text:style-name="T53"> </text:span></text:span><text:span text:style-name="_5f_Niveau_5f_rouge"><text:span text:style-name="T76">3</text:span></text:span><text:span text:style-name="_5f_Niveau_5f_rouge"><text:span text:style-name="T70">2</text:span></text:span><text:span text:style-name="_5f_Niveau_5f_rouge"><text:span text:style-name="T53"> </text:span></text:span><text:span text:style-name="_5f_Niveau_5f_rouge"><text:span text:style-name="T58">×</text:span></text:span><text:span text:style-name="_5f_Niveau_5f_rouge"><text:span text:style-name="T53"> </text:span></text:span><text:span text:style-name="_5f_Niveau_5f_rouge"><text:span text:style-name="T78">5</text:span></text:span></text:p></text:section></draw:text-box></draw:frame></text:h>
      <text:list xml:id="list1613985725" text:style-name="Num_5f_Exo">
        <text:list-item>
          <text:h text:style-name="P70" text:outline-level="1"><text:span text:style-name="Bold_5f_niv3"><text:span text:style-name="T41"> </text:span></text:span><text:span text:style-name="Bold_5f_niv2">Décomposition</text:span></text:h>
          <text:p text:style-name="P51"><text:span text:style-name="T51">Pour décomposer en produit de facteurs premiers, on peut poser les divisions successives de la </text:span><text:span text:style-name="T27">m</text:span><text:span text:style-name="T28">anière</text:span><text:span text:style-name="T51"> suivante.</text:span></text:p>
        </text:list-item>
      </text:list>
      <text:section text:style-name="Sect2" text:name="Section1"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list xml:id="list172103834282940" text:continue-numbering="true" text:style-name="Num_5f_Exo">
                <text:list-header>
                  <text:p text:style-name="P46">3<text:span text:style-name="T119">60</text:span></text:p>
                </text:list-header>
              </text:list>
            </table:table-cell>
            <table:table-cell table:style-name="Tableau1.B1" office:value-type="string">
              <text:list xml:id="list172104969769926" text:continue-numbering="true" text:style-name="Num_5f_Exo">
                <text:list-header>
                  <text:p text:style-name="P47">2</text:p>
                </text:list-header>
              </text:list>
            </table:table-cell>
          </table:table-row>
          <table:table-row>
            <table:table-cell table:style-name="Tableau1.A2" office:value-type="string">
              <text:list xml:id="list172105120181255" text:continue-numbering="true" text:style-name="Num_5f_Exo">
                <text:list-header>
                  <text:p text:style-name="P46">1<text:span text:style-name="T119">80</text:span></text:p>
                </text:list-header>
              </text:list>
            </table:table-cell>
            <table:table-cell table:style-name="Tableau1.B2" office:value-type="string">
              <text:list xml:id="list172104184169392" text:continue-numbering="true" text:style-name="Num_5f_Exo">
                <text:list-header>
                  <text:p text:style-name="P47">2</text:p>
                </text:list-header>
              </text:list>
            </table:table-cell>
          </table:table-row>
          <table:table-row>
            <table:table-cell table:style-name="Tableau1.A2" office:value-type="string">
              <text:list xml:id="list172105018039631" text:continue-numbering="true" text:style-name="Num_5f_Exo">
                <text:list-header>
                  <text:p text:style-name="P46">9<text:span text:style-name="T119">0</text:span></text:p>
                </text:list-header>
              </text:list>
            </table:table-cell>
            <table:table-cell table:style-name="Tableau1.B2" office:value-type="string">
              <text:list xml:id="list172105414949907" text:continue-numbering="true" text:style-name="Num_5f_Exo">
                <text:list-header>
                  <text:p text:style-name="P47">2</text:p>
                </text:list-header>
              </text:list>
            </table:table-cell>
          </table:table-row>
          <table:table-row>
            <table:table-cell table:style-name="Tableau1.A2" office:value-type="string">
              <text:list xml:id="list172105142879036" text:continue-numbering="true" text:style-name="Num_5f_Exo">
                <text:list-header>
                  <text:p text:style-name="P46">4<text:span text:style-name="T119">5</text:span></text:p>
                </text:list-header>
              </text:list>
            </table:table-cell>
            <table:table-cell table:style-name="Tableau1.B2" office:value-type="string">
              <text:list xml:id="list172104774860915" text:continue-numbering="true" text:style-name="Num_5f_Exo">
                <text:list-header>
                  <text:p text:style-name="P48">5</text:p>
                </text:list-header>
              </text:list>
            </table:table-cell>
          </table:table-row>
          <table:table-row>
            <table:table-cell table:style-name="Tableau1.A2" office:value-type="string">
              <text:list xml:id="list172104415462659" text:continue-numbering="true" text:style-name="Num_5f_Exo">
                <text:list-header>
                  <text:p text:style-name="P46">9</text:p>
                </text:list-header>
              </text:list>
            </table:table-cell>
            <table:table-cell table:style-name="Tableau1.B2" office:value-type="string">
              <text:list xml:id="list172105123579865" text:continue-numbering="true" text:style-name="Num_5f_Exo">
                <text:list-header>
                  <text:p text:style-name="P49">3</text:p>
                </text:list-header>
              </text:list>
            </table:table-cell>
          </table:table-row>
          <table:table-row>
            <table:table-cell table:style-name="Tableau1.A2" office:value-type="string">
              <text:list xml:id="list172104840988097" text:continue-numbering="true" text:style-name="Num_5f_Exo">
                <text:list-header>
                  <text:p text:style-name="P46">3</text:p>
                </text:list-header>
              </text:list>
            </table:table-cell>
            <table:table-cell table:style-name="Tableau1.B2" office:value-type="string">
              <text:list xml:id="list172105721449678" text:continue-numbering="true" text:style-name="Num_5f_Exo">
                <text:list-header>
                  <text:p text:style-name="P49">3</text:p>
                </text:list-header>
              </text:list>
            </table:table-cell>
          </table:table-row>
        </table:table>
        <text:list xml:id="list172105565234032" text:continue-numbering="true" text:style-name="Num_5f_Exo">
          <text:list-header>
            <text:h text:style-name="P69" text:outline-level="1"><text:span text:style-name="_5f_Niveau_5f_rouge"><text:span text:style-name="T11"/></text:span></text:h>
            <text:h text:style-name="P69" text:outline-level="1"><text:span text:style-name="_5f_Niveau_5f_rouge"><text:span text:style-name="T11">On essaye de diviser par les nombres premiers des plus petits au</text:span></text:span><text:span text:style-name="_5f_Niveau_5f_rouge"><text:span text:style-name="T16">x</text:span></text:span><text:span text:style-name="_5f_Niveau_5f_rouge"><text:span text:style-name="T11"> plus grands. </text:span></text:span></text:h>
            <text:h text:style-name="P69" text:outline-level="1"><text:span text:style-name="_5f_Niveau_5f_rouge"><text:span text:style-name="T11">Ou bien par les plus faciles à identifier (2 ou 5). </text:span></text:span></text:h>
            <text:p text:style-name="P45"><text:span text:style-name="T113">D</text:span><text:span text:style-name="T112">onc : </text:span><text:span text:style-name="_5f_Niveau_5f_rouge"><text:span text:style-name="T20">3</text:span></text:span><text:span text:style-name="_5f_Niveau_5f_rouge"><text:span text:style-name="T21">6</text:span></text:span><text:span text:style-name="_5f_Niveau_5f_rouge"><text:span text:style-name="T20">0 </text:span></text:span><text:span text:style-name="_5f_signe"><text:span text:style-name="T23">=</text:span></text:span><text:span text:style-name="_5f_Niveau_5f_rouge"><text:span text:style-name="T20"> </text:span></text:span><text:span text:style-name="_5f_Niveau_5f_rouge"><text:span text:style-name="T107">2</text:span></text:span><text:span text:style-name="_5f_Niveau_5f_rouge"><text:span text:style-name="T38">3</text:span></text:span><text:span text:style-name="_5f_Niveau_5f_rouge"><text:span text:style-name="T20"> </text:span></text:span><text:span text:style-name="_5f_Niveau_5f_rouge"><text:span text:style-name="T24">×</text:span></text:span><text:span text:style-name="_5f_Niveau_5f_rouge"><text:span text:style-name="T20"> </text:span></text:span><text:span text:style-name="_5f_Niveau_5f_rouge"><text:span text:style-name="T111">3</text:span></text:span><text:span text:style-name="_5f_Niveau_5f_rouge"><text:span text:style-name="T38">2</text:span></text:span><text:span text:style-name="_5f_Niveau_5f_rouge"><text:span text:style-name="T20"> </text:span></text:span><text:span text:style-name="_5f_Niveau_5f_rouge"><text:span text:style-name="T24">×</text:span></text:span><text:span text:style-name="_5f_Niveau_5f_rouge"><text:span text:style-name="T20"> </text:span></text:span><text:span text:style-name="_5f_Niveau_5f_rouge"><text:span text:style-name="T109">5</text:span></text:span></text:p>
          </text:list-header>
        </text:list>
        <text:p text:style-name="P30"/>
        <text:p text:style-name="P30"/>
      </text:section>
      <text:p text:style-name="P32"><text:span text:style-name="_5f_pointillés_20_gris"><text:span text:style-name="T8">Détermine la décomposition </text:span></text:span><text:span text:style-name="T29">en produit de facteurs premiers de :</text:span></text:p>
      <text:list xml:id="list2263639724" text:style-name="liste_5f_abc">
        <text:list-item>
          <text:p text:style-name="P56"><text:span text:style-name="_5f_BVS">252 </text:span><text:span text:style-name="_5f_opensymbol"><text:span text:style-name="T8">=</text:span></text:span><text:span text:style-name="_5f_BVS"> </text:span><text:span text:style-name="_5f_pointillés_20_gris"><text:tab/></text:span></text:p>
        </text:list-item>
        <text:list-item>
          <text:p text:style-name="P57"><text:span text:style-name="_5f_BVS"><text:span text:style-name="T52">308 </text:span></text:span><text:span text:style-name="_5f_opensymbol"><text:span text:style-name="T45">=</text:span></text:span><text:span text:style-name="_5f_BVS"><text:span text:style-name="T52"> </text:span></text:span><text:span text:style-name="_5f_pointillés_20_gris"><text:tab/></text:span></text:p>
        </text:list-item>
        <text:list-item>
          <text:p text:style-name="P57"><text:span text:style-name="_5f_BVS"><text:span text:style-name="T92">3</text:span></text:span><text:span text:style-name="_5f_BVS"><text:span text:style-name="T91">48 </text:span></text:span><text:span text:style-name="_5f_opensymbol"><text:span text:style-name="T72">=</text:span></text:span><text:span text:style-name="_5f_BVS"><text:span text:style-name="T91"> </text:span></text:span><text:span text:style-name="_5f_pointillés_20_gris"><text:span text:style-name="T88"><text:tab/></text:span></text:span></text:p>
        </text:list-item>
        <text:list-item>
          <text:p text:style-name="P58"><text:span text:style-name="_5f_BVS"><text:span text:style-name="T93">4</text:span></text:span><text:span text:style-name="_5f_BVS"><text:span text:style-name="T91">84</text:span></text:span><text:span text:style-name="_5f_BVS"><text:span text:style-name="T92"> </text:span></text:span><text:span text:style-name="_5f_opensymbol"><text:span text:style-name="T85"></text:span></text:span><text:span text:style-name="_5f_signe"><text:span text:style-name="T80"> </text:span></text:span><text:span text:style-name="_5f_pointillés_20_gris"><text:span text:style-name="T88"><text:tab/></text:span></text:span></text:p>
        </text:list-item>
        <text:list-item>
          <text:p text:style-name="P60"><text:span text:style-name="T82">7</text:span><text:span text:style-name="T79">80</text:span><text:span text:style-name="_5f_BVS"><text:span text:style-name="T90"> </text:span></text:span><text:span text:style-name="_5f_opensymbol"><text:span text:style-name="T71">=</text:span></text:span><text:span text:style-name="_5f_signe"><text:span text:style-name="T80"> </text:span></text:span><text:span text:style-name="_5f_pointillés_20_gris"><text:span text:style-name="T88"><text:tab/></text:span></text:span></text:p>
        </text:list-item>
        <text:list-item>
          <text:p text:style-name="P59"><text:span text:style-name="T82">1 </text:span><text:span text:style-name="T83">470</text:span><text:span text:style-name="_5f_BVS"><text:span text:style-name="T94"> </text:span></text:span><text:span text:style-name="_5f_opensymbol"><text:span text:style-name="T73">=</text:span></text:span><text:span text:style-name="_5f_signe"><text:span text:style-name="T80"> </text:span></text:span><text:span text:style-name="_5f_pointillés_20_gris"><text:span text:style-name="T88"><text:tab/></text:span></text:span></text:p>
        </text:list-item>
      </text:list>
      <text:p text:style-name="P34"><text:span text:style-name="_5f_pointillés_20_gris"><text:span text:style-name="T88"><text:tab/></text:span></text:span></text:p>
      <text:list xml:id="list172105717551953" text:continue-numbering="true" text:style-name="liste_5f_abc">
        <text:list-item>
          <text:p text:style-name="P61"><text:span text:style-name="_5f_opensymbol"><text:span text:style-name="T81">1 </text:span></text:span><text:span text:style-name="_5f_opensymbol"><text:span text:style-name="T83">710</text:span></text:span><text:span text:style-name="_5f_BVS"><text:span text:style-name="T95"> </text:span></text:span><text:span text:style-name="_5f_opensymbol"><text:span text:style-name="T74">=</text:span></text:span><text:span text:style-name="_5f_signe"><text:span text:style-name="T80"> </text:span></text:span><text:span text:style-name="_5f_pointillés_20_gris"><text:span text:style-name="T88"><text:tab/></text:span></text:span></text:p>
        </text:list-item>
      </text:list>
      <text:p text:style-name="P34"><text:span text:style-name="_5f_pointillés_20_gris"><text:span text:style-name="T88"><text:tab/></text:span></text:span></text:p>
      <text:list xml:id="list172103736018467" text:continue-numbering="true" text:style-name="liste_5f_abc">
        <text:list-item>
          <text:p text:style-name="P62"><text:span text:style-name="_5f_opensymbol"><text:span text:style-name="T81">2</text:span></text:span><text:span text:style-name="_5f_opensymbol"><text:span text:style-name="T83">52</text:span></text:span><text:span text:style-name="_5f_Niveau_5f_rouge"><text:span text:style-name="T57"> </text:span></text:span><text:span text:style-name="_5f_Niveau_5f_rouge"><text:span text:style-name="T59">×</text:span></text:span><text:span text:style-name="_5f_Niveau_5f_rouge"><text:span text:style-name="T57"> </text:span></text:span><text:span text:style-name="_5f_opensymbol"><text:span text:style-name="T83">308</text:span></text:span><text:span text:style-name="_5f_opensymbol"><text:span text:style-name="T81"> </text:span></text:span><text:span text:style-name="_5f_opensymbol"><text:span text:style-name="T86"></text:span></text:span><text:span text:style-name="_5f_signe"><text:span text:style-name="T80"> </text:span></text:span><text:span text:style-name="_5f_pointillés_20_gris"><text:span text:style-name="T88"><text:tab/></text:span></text:span></text:p>
        </text:list-item>
      </text:list>
      <text:p text:style-name="P33"><text:span text:style-name="_5f_pointillés_20_gris"><text:tab/></text:span></text:p>
      <text:list xml:id="list172105302821579" text:continue-numbering="true" text:style-name="liste_5f_abc">
        <text:list-item>
          <text:p text:style-name="P61"><text:span text:style-name="_5f_opensymbol"><text:span text:style-name="T81">2</text:span></text:span><text:span text:style-name="_5f_opensymbol"><text:span text:style-name="T83">52</text:span></text:span><text:span text:style-name="_5f_Niveau_5f_rouge"><text:span text:style-name="T57"> </text:span></text:span><text:span text:style-name="_5f_Niveau_5f_rouge"><text:span text:style-name="T59">×</text:span></text:span><text:span text:style-name="_5f_Niveau_5f_rouge"><text:span text:style-name="T57"> </text:span></text:span><text:span text:style-name="_5f_opensymbol"><text:span text:style-name="T83">308</text:span></text:span><text:span text:style-name="_5f_Niveau_5f_rouge"><text:span text:style-name="T57"> </text:span></text:span><text:span text:style-name="_5f_Niveau_5f_rouge"><text:span text:style-name="T59">×</text:span></text:span><text:span text:style-name="_5f_Niveau_5f_rouge"><text:span text:style-name="T57"> </text:span></text:span><text:span text:style-name="_5f_opensymbol"><text:span text:style-name="T84">484 </text:span></text:span><text:span text:style-name="_5f_opensymbol"><text:span text:style-name="T87"></text:span></text:span><text:span text:style-name="_5f_signe"><text:span text:style-name="T80"> </text:span></text:span><text:span text:style-name="_5f_pointillés_20_gris"><text:span text:style-name="T89"><text:tab/></text:span></text:span></text:p>
        </text:list-item>
      </text:list>
      <text:p text:style-name="P33"><text:span text:style-name="_5f_pointillés_20_gris"><text:tab/></text:span></text:p>
      <text:p text:style-name="P35"><text:span text:style-name="_5f_pointillés_20_gris"><text:tab/></text:span></text:p>
      <text:list xml:id="list172104277406389" text:continue-list="list172105565234032" text:style-name="Num_5f_Exo">
        <text:list-item>
          <text:h text:style-name="P67" text:outline-level="1"><text:span text:style-name="T48"> </text:span><text:span text:style-name="T50">Sans calculer les produits, montre que </text:span><text:span text:style-name="T49">: </text:span></text:h>
        </text:list-item>
      </text:list>
      <text:p text:style-name="P36"><text:span text:style-name="T26">s</text:span><text:span text:style-name="T50">i A</text:span><text:span text:style-name="_5f_pointillés_20_gris"><text:span text:style-name="T60"> </text:span></text:span><text:span text:style-name="_5f_opensymbol"><text:span text:style-name="T64">=</text:span></text:span><text:span text:style-name="_5f_pointillés_20_gris"><text:span text:style-name="T60"> </text:span></text:span><text:span text:style-name="_5f_opensymbol"><text:span text:style-name="T55">4</text:span></text:span><text:span text:style-name="_5f_opensymbol"><text:span text:style-name="T56">5</text:span></text:span><text:span text:style-name="_5f_Niveau_5f_rouge"><text:span text:style-name="T57"> </text:span></text:span><text:span text:style-name="_5f_Niveau_5f_rouge"><text:span text:style-name="T59">×</text:span></text:span><text:span text:style-name="_5f_Niveau_5f_rouge"><text:span text:style-name="T57"> </text:span></text:span><text:span text:style-name="_5f_opensymbol"><text:span text:style-name="T56">28</text:span></text:span><text:span text:style-name="_5f_pointillés_20_gris"><text:span text:style-name="T60"> et B </text:span></text:span><text:span text:style-name="_5f_opensymbol"><text:span text:style-name="T64">=</text:span></text:span><text:span text:style-name="_5f_pointillés_20_gris"><text:span text:style-name="T60"> </text:span></text:span><text:span text:style-name="_5f_pointillés_20_gris"><text:span text:style-name="T61">35</text:span></text:span><text:span text:style-name="_5f_Niveau_5f_rouge"><text:span text:style-name="T57"> </text:span></text:span><text:span text:style-name="_5f_Niveau_5f_rouge"><text:span text:style-name="T59">×</text:span></text:span><text:span text:style-name="_5f_Niveau_5f_rouge"><text:span text:style-name="T57"> </text:span></text:span><text:span text:style-name="_5f_opensymbol"><text:span text:style-name="T56">36</text:span></text:span><text:span text:style-name="_5f_pointillés_20_gris"><text:span text:style-name="T60"> </text:span></text:span><text:span text:style-name="_5f_pointillés_20_gris"><text:span text:style-name="T61">alors </text:span></text:span><text:span text:style-name="_5f_pointillés_20_gris"><text:span text:style-name="T61"><draw:frame draw:style-name="fr4" draw:name="Objet4" text:anchor-type="as-char" svg:width="0.339cm" svg:height="0.87cm" draw:z-index="6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text:span text:style-name="_5f_pointillés_20_gris"><text:span text:style-name="T62"> </text:span></text:span><text:span text:style-name="_5f_opensymbol"><text:span text:style-name="T63">=</text:span></text:span><text:span text:style-name="_5f_pointillés_20_gris"><text:span text:style-name="T62"> 1.</text:span></text:span></text:p>
      <text:list xml:id="list172105049929469" text:continue-list="list341912078" text:style-name="_5f_Numérotation_20_des_20_exercices_20_livrets">
        <text:list-item>
          <text:list>
            <text:list-header>
              <text:p text:style-name="P37"><text:span text:style-name="_5f_pointillés_20_gris"><text:tab/></text:span></text:p>
            </text:list-header>
          </text:list>
        </text:list-item>
      </text:list>
      <text:p text:style-name="FILET_5f_POINTILLES"><text:span text:style-name="_5f_pointillés_20_gris"><text:tab/></text:span></text:p>
      <text:p text:style-name="FILET_5f_POINTILLES"><text:span text:style-name="_5f_pointillés_20_gris"><text:tab/></text:span></text:p>
      <text:list xml:id="list172105626514161" text:continue-list="list172104277406389" text:style-name="Num_5f_Exo">
        <text:list-item>
          <text:h text:style-name="P71" text:outline-level="1"><text:span text:style-name="Bold_5f_niv3"><text:span text:style-name="T41"> </text:span></text:span><text:span text:style-name="Bold_5f_niv3"><text:span text:style-name="T46">Décompose 150 en produit de facteurs premiers. Déduis-en tous ses diviseurs. </text:span></text:span></text:h>
          <text:list>
            <text:list-header>
              <text:p text:style-name="P39"><text:span text:style-name="_5f_pointillés_20_gris"><text:tab/></text:span></text:p>
            </text:list-header>
          </text:list>
          <text:p text:style-name="P39"><text:span text:style-name="_5f_pointillés_20_gris"><text:tab/></text:span></text:p>
          <text:p text:style-name="P39"><text:span text:style-name="_5f_pointillés_20_gris"><text:span text:style-name="T102"><text:tab/></text:span></text:span><text:span text:style-name="_5f_pointillés_20_gris"><text:span text:style-name="T103"><text:tab/></text:span></text:span></text:p>
        </text:list-item>
        <text:list-item>
          <text:h text:style-name="P72" text:outline-level="1"><text:span text:style-name="Bold_5f_niv3"><text:span text:style-name="T42"> </text:span></text:span><text:span text:style-name="Bold_5f_niv2"><text:span text:style-name="T118">Rendre irréductible</text:span></text:span><text:span text:style-name="Bold_5f_niv2"><text:span text:style-name="T124"> une fraction</text:span></text:span></text:h>
          <text:p text:style-name="P50"><text:span text:style-name="_5f_BVS">Voici la décomposition en produit</text:span><text:span text:style-name="_5f_BVS"><text:span text:style-name="T126">s</text:span></text:span><text:span text:style-name="_5f_BVS"> de facteurs premiers des nombres </text:span><text:span text:style-name="_5f_BVS"><text:span text:style-name="T125">270</text:span></text:span><text:span text:style-name="_5f_BVS"> et </text:span><text:span text:style-name="_5f_BVS"><text:span text:style-name="T125">96</text:span></text:span><text:span text:style-name="_5f_BVS"><text:span text:style-name="T99"> </text:span></text:span><text:span text:style-name="_5f_BVS">:</text:span></text:p>
          <text:p text:style-name="P52"><text:span text:style-name="T116">270</text:span><text:span text:style-name="T115"> </text:span><text:span text:style-name="T104"></text:span><text:span text:style-name="T115"> 2</text:span><text:span text:style-name="T96"> </text:span><text:span text:style-name="T123">×</text:span><text:span text:style-name="T120"> 3</text:span><text:span text:style-name="T122">3</text:span><text:span text:style-name="T117"> </text:span><text:span text:style-name="T123">×</text:span><text:span text:style-name="T120"> </text:span><text:span text:style-name="T98">5 </text:span><text:span text:style-name="T96">; <text:tab/><text:tab/></text:span><text:span text:style-name="T22">96</text:span><text:span text:style-name="T96"> </text:span><text:span text:style-name="T100"></text:span><text:span text:style-name="T97"> 2</text:span><text:span text:style-name="T121">5</text:span><text:span text:style-name="T97"> </text:span><text:span text:style-name="T101">×</text:span><text:span text:style-name="T97"> 3</text:span><text:span text:style-name="T96">.</text:span></text:p>
          <text:p text:style-name="P53"><text:span text:style-name="Bold_5f_niv3"><text:span text:style-name="T44">Utilise ces décompositions pour rendre irréductible </text:span></text:span><text:span text:style-name="Bold_5f_niv3"><text:span text:style-name="T43">la fraction </text:span></text:span><text:span text:style-name="Bold_5f_niv3"><text:span text:style-name="T43"><draw:frame draw:style-name="fr5" draw:name="Objet7" text:anchor-type="as-char" svg:width="0.741cm" svg:height="0.87cm" draw:z-index="4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text:span text:style-name="Bold_5f_niv3"><text:span text:style-name="T43">.</text:span></text:span></text:p>
          <text:p text:style-name="P40"><text:span text:style-name="_5f_pointillés_20_gris"><text:tab/></text:span></text:p>
          <text:p text:style-name="P40"><text:span text:style-name="_5f_pointillés_20_gris"><text:tab/></text:span></text:p>
          <text:p text:style-name="P40"><text:span text:style-name="_5f_pointillés_20_gris"><text:tab/></text:span></text:p>
        </text:list-item>
        <text:list-item>
          <text:h text:style-name="P73" text:outline-level="1"><text:span text:style-name="T125"> </text:span><text:span text:style-name="Bold_5f_niv2"><text:span text:style-name="T125">a.</text:span></text:span><text:span text:style-name="T125"> </text:span><text:span text:style-name="T30">D</text:span><text:span text:style-name="T31">écompose 1</text:span><text:span text:style-name="T32">40</text:span><text:span text:style-name="T31"> et </text:span><text:span text:style-name="T32">520</text:span><text:span text:style-name="T31"> en produits de facteurs premiers.</text:span></text:h>
        </text:list-item>
      </text:list>
      <text:list xml:id="list172103946015470" text:continue-list="list172105049929469" text:style-name="_5f_Numérotation_20_des_20_exercices_20_livrets">
        <text:list-item>
          <text:list>
            <text:list-header>
              <text:p text:style-name="P38"><text:span text:style-name="_5f_pointillés_20_gris"><text:tab/></text:span></text:p>
              <text:p text:style-name="P37"><text:span text:style-name="_5f_pointillés_20_gris"><text:tab/></text:span></text:p>
            </text:list-header>
          </text:list>
        </text:list-item>
      </text:list>
      <text:list xml:id="list172105049268453" text:continue-list="list172105302821579" text:style-name="liste_5f_abc">
        <text:list-item text:start-value="2">
          <text:p text:style-name="P54"><text:span text:style-name="_5f_Niveau_5f_rouge"><text:span text:style-name="T69">Rends</text:span></text:span><text:span text:style-name="_5f_Niveau_5f_rouge"><text:span text:style-name="T67"> irréductible </text:span></text:span><text:span text:style-name="_5f_Niveau_5f_rouge"><text:span text:style-name="T68">la fraction</text:span></text:span><text:span text:style-name="_5f_Niveau_5f_rouge"><text:span text:style-name="T65"> </text:span></text:span><text:span text:style-name="_5f_Niveau_5f_rouge"><text:span text:style-name="T65"><draw:frame draw:style-name="fr4" draw:name="Objet1" text:anchor-type="as-char" svg:width="0.741cm" svg:height="0.87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text:span text:style-name="_5f_Niveau_5f_rouge"><text:span text:style-name="T66">.</text:span></text:span></text:p>
          <text:p text:style-name="P43"><text:span text:style-name="_5f_pointillés_20_gris"><text:tab/></text:span></text:p>
          <text:p text:style-name="P42"><text:span text:style-name="_5f_pointillés_20_gris"><text:tab/></text:span></text:p>
          <text:p text:style-name="P41"><text:span text:style-name="_5f_pointillés_20_gris"><text:tab/></text:span></text:p>
        </text:list-item>
        <text:list-item>
          <text:p text:style-name="P55"><text:span text:style-name="_5f_BVS"><text:span text:style-name="T125">Rends</text:span></text:span><text:span text:style-name="_5f_BVS"> irréductible </text:span><text:span text:style-name="_5f_pointillés_20_gris"><draw:frame draw:style-name="fr4" draw:name="Objet3" text:anchor-type="as-char" svg:width="0.741cm" svg:height="0.87cm" draw:z-index="1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_5f_Niveau_5f_rouge"><text:span text:style-name="T66">.</text:span></text:span></text:p>
          <text:p text:style-name="P41"><text:span text:style-name="_5f_pointillés_20_gris"><text:tab/></text:span></text:p>
          <text:p text:style-name="P41"><text:span text:style-name="_5f_pointillés_20_gris"><text:tab/></text:span></text:p>
          <text:p text:style-name="P41"><text:span text:style-name="_5f_pointillés_20_gris"><text:tab/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Wingdings" svg:font-family="Wingdings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6" svg:font-family="'Bitstream Vera Sans'" style:font-pitch="variable"/>
    <style:font-face style:name="OpenSymbol2" svg:font-family="OpenSymbol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Gras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opacity draw:name="Transparency_20_3" draw:display-name="Transparency 3" draw:style="linear" draw:start="35%" draw:end="0%" draw:angle="9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1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Cours_5f_definition" style:display-name="Cours_definition" style:family="paragraph" style:parent-style-name="Standard" style:master-page-name="">
      <loext:graphic-properties draw:fill="none" draw:fill-color="#aecf00" draw:opacity-name="Transparency_20_3"/>
      <style:paragraph-properties fo:margin-left="0.199cm" fo:margin-right="2cm" fo:margin-top="0.101cm" fo:margin-bottom="0.3cm" loext:contextual-spacing="false" fo:text-indent="0cm" style:auto-text-indent="false" style:page-number="auto" fo:background-color="transparent" fo:padding="0cm" fo:border="none" style:shadow="none">
        <style:tab-stops/>
      </style:paragraph-properties>
      <style:text-properties officeooo:rsid="0019262b" fo:background-color="transparent" style:font-size-asian="10.5pt"/>
    </style:style>
    <style:style style:name="Cours_5f_definition_5f_titre" style:display-name="Cours_definition_titre" style:family="paragraph" style:parent-style-name="Cours_5f_definition" style:master-page-name="">
      <loext:graphic-properties draw:fill="none" draw:fill-color="#aecf00" draw:opacity-name="Transparency_20_3"/>
      <style:paragraph-properties fo:margin-left="0cm" fo:margin-right="0cm" fo:margin-top="0.3cm" fo:margin-bottom="0cm" loext:contextual-spacing="false" fo:line-height="100%" fo:orphans="2" fo:widows="2" fo:text-indent="0cm" style:auto-text-indent="false" style:page-number="auto" fo:background-color="transparent" fo:padding="0cm" fo:border="none" style:shadow="none" fo:keep-with-next="always">
        <style:tab-stops/>
      </style:paragraph-properties>
      <style:text-properties fo:color="#1ca2b8" style:font-name="Liberation Serif" fo:font-family="'Liberation Serif'" style:font-style-name="Gras" style:font-family-generic="roman" style:font-pitch="variable" fo:font-size="12pt" fo:font-style="normal" style:text-underline-style="none" fo:font-weight="bold" fo:background-color="transparent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1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1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1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knumerotitreA" style:family="text">
      <style:text-properties fo:color="#000000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Règle" style:display-name="_Règle" style:family="text" style:parent-style-name="knumerotitreA">
      <style:text-properties fo:color="#ffffff" style:font-name="Bitstream Vera Sans3" fo:font-family="'Bitstream Vera Sans'" style:font-style-name="Gras" style:font-family-generic="swiss" style:font-pitch="variable" fo:font-size="10pt" style:text-underline-style="none" fo:font-weight="bold" fo:background-color="#da4b8b" style:font-size-asian="10pt" style:font-weight-asian="bold" style:font-size-complex="10pt" style:font-weight-complex="bold" style:font-relief="none"/>
    </style:style>
    <style:style style:name="_5f_Définiton" style:display-name="_Définiton" style:family="text" style:parent-style-name="_5f_Règle">
      <style:text-properties fo:background-color="#75ab24"/>
    </style:style>
    <style:style style:name="_2d_Numéros_20_de_20_méthodes" style:display-name="-Numéros de méthodes" style:family="text">
      <style:text-properties fo:color="#ffffff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_5f_Numéros_20_second_20_de_20_méthode" style:display-name="_Numéros second de méthode" style:family="text">
      <style:text-properties fo:color="#ffffff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5f_Numéros_20_trois_20_de_20_méthode" style:display-name="_Numéros trois de méthode" style:family="text" style:parent-style-name="_5f_Numéros_20_second_20_de_20_méthode">
      <style:text-properties fo:color="#000000" fo:background-color="transparent"/>
    </style:style>
    <style:style style:name="_5f_Niveau_5f_orange" style:display-name="_Niveau_orange" style:family="text">
      <style:text-properties fo:color="#000000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style:font-name="Bitstream Vera Sans3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Puce_5f_enonce1" style:display-name="Puce_enonce1" style:family="text">
      <style:text-properties fo:color="#e8c32a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Puce_5f_enonce2" style:display-name="Puce_enonce2" style:family="text">
      <style:text-properties fo:color="#d3802b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_5f_Niveau_5f_jaune" style:display-name="_Niveau_jaune" style:family="text">
      <style:text-properties fo:color="#000000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Num_5f_T2" style:display-name="Num_T2" style:family="text">
      <style:text-properties fo:color="#9d0f89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niv1" style:family="text">
      <style:text-properties fo:color="#ffffff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_5f_numérotation_20_des_20_exos_20_à_20_toide_20_jouer" style:display-name="_numérotation des exos à toide jouer">
      <text:list-level-style-number text:level="1" text:style-name="_5f_Numéros_20_trois_20_de_20_méthode" style:num-prefix=" " style:num-suffix=". " style:num-format="a">
        <style:list-level-properties text:min-label-distance="0.15cm" fo:text-align="center"/>
      </text:list-level-style-number>
      <text:list-level-style-number text:level="2" text:style-name="_5f_Numéros_20_trois_20_de_20_méthod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_5f_En-tête">
      <style:text-properties fo:font-variant="normal" fo:text-transform="none" fo:color="#d7e12c" style:font-name="Bitstream Vera Sans2" fo:font-size="15pt" fo:font-style="normal" fo:text-shadow="none" fo:font-weight="bold" officeooo:rsid="001840c9" officeooo:paragraph-rsid="0035774d" style:font-size-asian="15pt" style:font-style-asian="normal" style:font-size-complex="15pt" style:font-style-complex="normal"/>
    </style:style>
    <style:style style:name="MP27" style:family="paragraph">
      <loext:graphic-properties draw:fill="solid" draw:fill-color="#d7e12c"/>
    </style:style>
    <style:style style:name="MP28" style:family="paragraph">
      <style:paragraph-properties fo:text-align="center"/>
    </style:style>
    <style:style style:name="MP29" style:family="paragraph">
      <loext:graphic-properties draw:fill="none" draw:fill-color="#ffffff"/>
      <style:paragraph-properties fo:text-align="center"/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MP30" style:family="paragraph" style:parent-style-name="Footer">
      <style:text-properties officeooo:rsid="00178920" officeooo:paragraph-rsid="00178920"/>
    </style:style>
    <style:style style:name="MP3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3" style:family="paragraph" style:parent-style-name="Footer">
      <style:text-properties officeooo:paragraph-rsid="005b7f6f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35774d"/>
    </style:style>
    <style:style style:name="MT7" style:family="text">
      <style:text-properties officeooo:rsid="001bf25b"/>
    </style:style>
    <style:style style:name="MT8" style:family="text">
      <style:text-properties fo:text-transform="uppercase" fo:color="#808080" style:font-name="Bitstream Vera Sans" fo:font-size="9pt" officeooo:rsid="001bf25b" fo:background-color="transparent" loext:char-shading-value="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_28_une_20_colonne_29__20_paire_20__28_G_29_" style:display-name="_Fiche éditeur série 5 (une colonne) paire (G)" style:page-layout-name="Mpm18" style:next-style-name="_5f_Fiche_20_éditeur_20_série_20_5_20__28_une_20_colonne_29__20_impaire_20__28_D_29_">
      <style:header>
        <text:p text:style-name="Entête_20_couleur">Série 5 : Priorités opératoires et fractions</text:p>
      </style:header>
      <style:footer>
        <text:p text:style-name="MP24">Écritures fractionnaires : Chapitre N2</text:p>
      </style:footer>
      <style:footer-left>
        <text:p text:style-name="MP7">Chapitre N2 : Écritures fractionnaires</text:p>
      </style:footer-left>
    </style:master-page>
    <style:master-page style:name="_5f_Fiche_20_éditeur_20_série_20_5_20__28_une_20_colonne_29__20_impaire_20__28_D_29_" style:display-name="_Fiche éditeur série 5 (une colonne) impaire (D)" style:page-layout-name="Mpm19" style:next-style-name="_5f_Fiche_20_éditeur_20_série_20_5_20__28_une_20_colonne_29__20_paire_20__28_G_29_">
      <style:header>
        <text:p text:style-name="Entête_20_couleur">Série 5 : Priorités opératoires et fractions</text:p>
      </style:header>
      <style:footer>
        <text:p text:style-name="MP14">Chapitre G2 : Triangles</text:p>
      </style:footer>
      <style:footer-left>
        <text:p text:style-name="MP25">Chapitre N2 : Écritures fractionnaires</text:p>
      </style:footer-left>
    </style:master-page>
    <style:master-page style:name="First_20_Page" style:display-name="First Page" style:page-layout-name="Mpm20" style:next-style-name="Standard"/>
    <style:master-page style:name="Envelope" style:page-layout-name="Mpm21"/>
    <style:master-page style:name="Index" style:page-layout-name="Mpm20"/>
    <style:master-page style:name="Footnote" style:page-layout-name="Mpm22"/>
    <style:master-page style:name="Landscape" style:page-layout-name="Mpm23"/>
    <style:master-page style:name="_5f_Fiche_20_éditeur_20_série_20_2_20_une_20_colonne_20_impaire_20__28_G_29_" style:display-name="_Fiche éditeur série 2 une colonne impaire (G)" style:page-layout-name="Mpm24">
      <style:header>
        <text:p text:style-name="MP26"><draw:path text:anchor-type="paragraph" draw:z-index="2" draw:style-name="Mgr1" draw:text-style-name="MP27" svg:width="4.329cm" svg:height="2.24cm" svg:x="-1.499cm" svg:y="-1cm" svg:viewBox="0 0 4330 2241" svg:d="M0 2241l3984-288c209-15 363-168 345-342l-170-1611h-4159z"><text:p/></draw:path><draw:frame text:anchor-type="paragraph" draw:z-index="3" draw:style-name="Mgr2" draw:text-style-name="MP29" svg:width="2.703cm" svg:height="0.715cm" draw:transform="rotate (0.0872664625997165) translate (-0.172861111111111cm 0.218722222222222cm)"><draw:text-box><text:p text:style-name="MP28"><text:span text:style-name="MT5">Série 2</text:span></text:p></draw:text-box></draw:frame><draw:line text:anchor-type="paragraph" draw:z-index="9" draw:style-name="Mgr3" draw:text-style-name="MP28" svg:x1="15.388cm" svg:y1="0.388cm" svg:x2="23.438cm" svg:y2="0.36cm"><text:p/></draw:line>U<text:span text:style-name="MT6">tiliser des nombres premiers</text:span></text:p>
      </style:header>
      <style:footer>
        <text:p text:style-name="MP30"><draw:frame draw:style-name="Mfr1" draw:name="Cadre1" text:anchor-type="paragraph" svg:y="-0.06cm" draw:z-index="5"><draw:text-box fo:min-height="0.499cm" fo:min-width="3cm"><draw:frame draw:style-name="Mfr2" draw:name="Cadre2" text:anchor-type="frame" svg:x="0.45cm" svg:y="0.079cm" svg:width="0.817cm" draw:z-index="7"><draw:text-box fo:min-height="0.355cm"><text:p text:style-name="MP31"><draw:g text:anchor-type="paragraph" draw:z-index="8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38</text:page-number></text:p></draw:text-box></draw:frame><text:p text:style-name="MP33"><text:span text:style-name="MT7">Nombres entiers• </text:span><text:span text:style-name="MT8">A5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0000000</meta:creation-date>
    <dc:date>2021-04-22T17:21:03.249000000</dc:date>
    <meta:editing-duration>PT9H51M32S</meta:editing-duration>
    <meta:editing-cycles>94</meta:editing-cycles>
    <meta:generator>LibreOffice/6.3.3.2$Windows_X86_64 LibreOffice_project/a64200df03143b798afd1ec74a12ab50359878ed</meta:generator>
    <dc:subject>division euclidienne</dc:subject>
    <dc:title>A5_3 série 1 </dc:title>
    <meta:document-statistic meta:table-count="2" meta:image-count="0" meta:object-count="4" meta:page-count="2" meta:paragraph-count="116" meta:word-count="492" meta:character-count="2734" meta:non-whitespace-character-count="1887"/>
  </office:meta>
</office:document-meta>
</file>

<file path=Object 1/content.xml><?xml version="1.0" encoding="utf-8"?>
<math xmlns="http://www.w3.org/1998/Math/MathML" display="block">
  <semantics>
    <mfrac>
      <mn>140</mn>
      <mn>520</mn>
    </mfrac>
    <annotation encoding="StarMath 5.0">{140} over {520} </annotation>
  </semantics>
</math>
</file>

<file path=Object 3/content.xml><?xml version="1.0" encoding="utf-8"?>
<math xmlns="http://www.w3.org/1998/Math/MathML" display="block">
  <semantics>
    <mfrac>
      <mn>300</mn>
      <mn>126</mn>
    </mfrac>
    <annotation encoding="StarMath 5.0">{300} over {126} </annotation>
  </semantics>
</math>
</file>

<file path=Object 4/content.xml><?xml version="1.0" encoding="utf-8"?>
<math xmlns="http://www.w3.org/1998/Math/MathML" display="block">
  <semantics>
    <mfrac>
      <mi mathvariant="normal">A</mi>
      <mi mathvariant="normal">B</mi>
    </mfrac>
    <annotation encoding="StarMath 5.0">A over B </annotation>
  </semantics>
</math>
</file>

<file path=Object 8/content.xml><?xml version="1.0" encoding="utf-8"?>
<math xmlns="http://www.w3.org/1998/Math/MathML" display="block">
  <semantics>
    <mfrac>
      <mn>270</mn>
      <mn>96</mn>
    </mfrac>
    <annotation encoding="StarMath 5.0">{270}over{96}</annotation>
  </semantics>
</math>
</file>